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0.6965in"/>
    </style:style>
    <style:style style:name="co3" style:family="table-column">
      <style:table-column-properties fo:break-before="auto" style:column-width="0.8146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0.28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1.007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0291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2.5945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0.3in"/>
    </style:style>
    <style:style style:name="co14" style:family="table-column">
      <style:table-column-properties fo:break-before="auto" style:column-width="0.3638in"/>
    </style:style>
    <style:style style:name="co15" style:family="table-column">
      <style:table-column-properties fo:break-before="auto" style:column-width="0.9862in"/>
    </style:style>
    <style:style style:name="co16" style:family="table-column">
      <style:table-column-properties fo:break-before="auto" style:column-width="0.3319in"/>
    </style:style>
    <style:style style:name="co17" style:family="table-column">
      <style:table-column-properties fo:break-before="auto" style:column-width="0.8035in"/>
    </style:style>
    <style:style style:name="co18" style:family="table-column">
      <style:table-column-properties fo:break-before="auto" style:column-width="1.0929in"/>
    </style:style>
    <style:style style:name="co19" style:family="table-column">
      <style:table-column-properties fo:break-before="auto" style:column-width="0.4819in"/>
    </style:style>
    <style:style style:name="co20" style:family="table-column">
      <style:table-column-properties fo:break-before="auto" style:column-width="2.6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map style:condition="cell-content()=&quot;fail&quot;" style:apply-style-name="failStyle" style:base-cell-address="tests.J6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map style:condition="cell-content()=&quot;fail&quot;" style:apply-style-name="failStyle" style:base-cell-address="tests.Z6"/>
    </style:style>
  </office:automatic-styles>
  <office:body>
    <office:spreadsheet>
      <table:table table:name="test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2" table:default-cell-style-name="Default"/>
        <table:table-column table:style-name="co8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"/>
        <table:table-column table:style-name="co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4"/>
        <table:table-row table:style-name="ro1">
          <table:table-cell table:formula="of:=[.A26]+[.A47]+[.A68]+[.A89]+[.A112]+[.A133]+[.A154]+[.A175]" office:value-type="float" office:value="150" calcext:value-type="float">
            <text:p>150</text:p>
          </table:table-cell>
          <table:table-cell table:number-columns-repeated="8"/>
          <table:table-cell table:style-name="Default" table:number-columns-repeated="6"/>
          <table:table-cell/>
          <table:table-cell table:formula="of:=[.Q26]+[.Q47]+[.Q68]+[.Q89]+[.Q112]+[.Q133]+[.Q154]+[.Q175]" office:value-type="float" office:value="48" calcext:value-type="float">
            <text:p>48</text:p>
          </table:table-cell>
          <table:table-cell table:number-columns-repeated="8"/>
          <table:table-cell table:style-name="Default" table:number-columns-repeated="6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6" table:number-rows-spanned="1">
            <text:p>matched value</text:p>
          </table:table-cell>
          <table:covered-table-cell table:style-name="ce1"/>
          <table:covered-table-cell table:number-columns-repeated="4" table:style-name="Default"/>
          <table:table-cell table:style-name="Default"/>
          <table:table-cell table:number-columns-repeated="9"/>
          <table:table-cell table:style-name="ce1" office:value-type="string" calcext:value-type="string" table:number-columns-spanned="6" table:number-rows-spanned="1">
            <text:p>matched value</text:p>
          </table:table-cell>
          <table:covered-table-cell table:style-name="ce1"/>
          <table:covered-table-cell table:number-columns-repeated="4" table:style-name="Default"/>
          <table:table-cell table:style-name="Default"/>
        </table:table-row>
        <table:table-row table:style-name="ro1">
          <table:table-cell table:style-name="ce1" office:value-type="string" calcext:value-type="string" table:number-columns-spanned="2" table:number-rows-spanned="1">
            <text:p>range</text:p>
          </table:table-cell>
          <table:covered-table-cell/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odeKind</text:p>
          </table:table-cell>
          <table:table-cell table:style-name="ce2" office:value-type="string" calcext:value-type="string">
            <text:p>argument</text:p>
          </table:table-cell>
          <table:table-cell table:style-name="ce1" office:value-type="string" calcext:value-type="string" table:number-columns-spanned="3" table:number-rows-spanned="1">
            <text:p>features</text:p>
          </table:table-cell>
          <table:covered-table-cell table:number-columns-repeated="2"/>
          <table:table-cell table:style-name="ce2" office:value-type="string" calcext:value-type="string">
            <text:p>testDT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equal</text:p>
          </table:table-cell>
          <table:table-cell table:style-name="ce2" office:value-type="string" calcext:value-type="string">
            <text:p>equalLead</text:p>
          </table:table-cell>
          <table:table-cell table:style-name="ce2" office:value-type="string" calcext:value-type="string">
            <text:p>equalLeadTrail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ShEx filename</text:p>
          </table:table-cell>
          <table:table-cell/>
          <table:table-cell table:style-name="ce1" office:value-type="string" calcext:value-type="string" table:number-columns-spanned="2" table:number-rows-spanned="1">
            <text:p>range</text:p>
          </table:table-cell>
          <table:covered-table-cell/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odeKind</text:p>
          </table:table-cell>
          <table:table-cell table:style-name="ce2" office:value-type="string" calcext:value-type="string">
            <text:p>argument</text:p>
          </table:table-cell>
          <table:table-cell table:style-name="ce1" office:value-type="string" calcext:value-type="string" table:number-columns-spanned="3" table:number-rows-spanned="1">
            <text:p>features</text:p>
          </table:table-cell>
          <table:covered-table-cell table:number-columns-repeated="2"/>
          <table:table-cell table:style-name="ce2" office:value-type="string" calcext:value-type="string">
            <text:p>testDT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equal</text:p>
          </table:table-cell>
          <table:table-cell table:style-name="ce2" office:value-type="string" calcext:value-type="string">
            <text:p>equalLead</text:p>
          </table:table-cell>
          <table:table-cell table:style-name="ce2" office:value-type="string" calcext:value-type="string">
            <text:p>equalLeadTrail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ShEx filename</text:p>
          </table:table-cell>
        </table:table-row>
        <table:table-row table:style-name="ro1">
          <table:table-cell table:number-columns-repeated="9"/>
          <table:table-cell table:style-name="Default" table:number-columns-repeated="6"/>
          <table:table-cell table:number-columns-repeated="10"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inclusive</text:p>
          </table:table-cell>
          <table:table-cell table:number-columns-repeated="7"/>
          <table:table-cell table:style-name="Default" table:number-columns-repeated="6"/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exclusive</text:p>
          </table:table-cell>
          <table:table-cell table:number-columns-repeated="7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6:.N6]) &gt; 0; CONCATENATE([.C6];MID([.D6]; FIND(&quot;:&quot;; [.D6])+1; 99);[.A$5];[.B$5];[.E6];[.G6];[.H6]); &quot;&quot;)" office:value-type="string" office:string-value="1integerMininclusiveINTEGER" calcext:value-type="string">
            <text:p>1integerMininclusiveINTEG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Z6:.AD6]) &gt; 0; CONCATENATE([.S6];MID([.T6]; FIND(&quot;:&quot;; [.T6])+1; 99);[.Q$5];[.R$5];[.U6];[.W6];[.X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integer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formula="of:=IF(COUNTA([.J7:.N7]) &gt; 0; CONCATENATE([.C7];MID([.D7]; FIND(&quot;:&quot;; [.D7])+1; 99);[.A$5];[.B$5];[.E7];[.G7];[.H7]); &quot;&quot;)" office:value-type="string" office:string-value="1integerMininclusiveINTEGERLead" calcext:value-type="string">
            <text:p>1integerMininclusiveINTEGERLe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integer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formula="of:=IF(COUNTA([.Z7:.AD7]) &gt; 0; CONCATENATE([.S7];MID([.T7]; FIND(&quot;:&quot;; [.T7])+1; 99);[.Q$5];[.R$5];[.U7];[.W7];[.X7]); &quot;&quot;)" office:value-type="string" office:string-value="1integerMinexclusiveINTEGERLead" calcext:value-type="string">
            <text:p>1integerMinexclusiveINTEGERLead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8:.N8]) &gt; 0; CONCATENATE([.C8];MID([.D8]; FIND(&quot;:&quot;; [.D8])+1; 99);[.A$5];[.B$5];[.E8];[.G8];[.H8]); &quot;&quot;)" office:value-type="string" office:string-value="1integerMininclusiveDECIMAL" calcext:value-type="string">
            <text:p>1integerMininclusiveDECIM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Z8:.AD8]) &gt; 0; CONCATENATE([.S8];MID([.T8]; FIND(&quot;:&quot;; [.T8])+1; 99);[.Q$5];[.R$5];[.U8];[.W8];[.X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formula="of:=IF(COUNTA([.J9:.N9]) &gt; 0; CONCATENATE([.C9];MID([.D9]; FIND(&quot;:&quot;; [.D9])+1; 99);[.A$5];[.B$5];[.E9];[.G9];[.H9]); &quot;&quot;)" office:value-type="string" office:string-value="1integerMininclusiveDECIMALLeadTrail" calcext:value-type="string">
            <text:p>1integerMininclusiveDECIMALLeadTrai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Z9:.AD9]) &gt; 0; CONCATENATE([.S9];MID([.T9]; FIND(&quot;:&quot;; [.T9])+1; 99);[.Q$5];[.R$5];[.U9];[.W9];[.X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integer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10:.N10]) &gt; 0; CONCATENATE([.C10];MID([.D10]; FIND(&quot;:&quot;; [.D10])+1; 99);[.A$5];[.B$5];[.E10];[.G10];[.H10]); &quot;&quot;)" office:value-type="string" office:string-value="1integerMininclusiveDECIMAL" calcext:value-type="string">
            <text:p>1integerMininclusiveDECIM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Z10:.AD10]) &gt; 0; CONCATENATE([.S10];MID([.T10]; FIND(&quot;:&quot;; [.T10])+1; 99);[.Q$5];[.R$5];[.U10];[.W10];[.X1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formula="of:=IF(COUNTA([.J11:.N11]) &gt; 0; CONCATENATE([.C11];MID([.D11]; FIND(&quot;:&quot;; [.D11])+1; 99);[.A$5];[.B$5];[.E11];[.G11];[.H11]); &quot;&quot;)" office:value-type="string" office:string-value="1integerMininclusiveDECIMALLeadTrail" calcext:value-type="string">
            <text:p>1integerMininclusiveDECIMALLeadTrai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Z11:.AD11]) &gt; 0; CONCATENATE([.S11];MID([.T11]; FIND(&quot;:&quot;; [.T11])+1; 99);[.Q$5];[.R$5];[.U11];[.W11];[.X1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12:.N12]) &gt; 0; CONCATENATE([.C12];MID([.D12]; FIND(&quot;:&quot;; [.D12])+1; 99);[.A$5];[.B$5];[.E12];[.G12];[.H12]); &quot;&quot;)" office:value-type="string" office:string-value="1integerMininclusiveDOUBLE" calcext:value-type="string">
            <text:p>1integerMininclusiveDOUBL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Z12:.AD12]) &gt; 0; CONCATENATE([.S12];MID([.T12]; FIND(&quot;:&quot;; [.T12])+1; 99);[.Q$5];[.R$5];[.U12];[.W12];[.X1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formula="of:=IF(COUNTA([.J13:.N13]) &gt; 0; CONCATENATE([.C13];MID([.D13]; FIND(&quot;:&quot;; [.D13])+1; 99);[.A$5];[.B$5];[.E13];[.G13];[.H13]); &quot;&quot;)" office:value-type="string" office:string-value="1integerMininclusiveDOUBLELeadTrail" calcext:value-type="string">
            <text:p>1integerMininclusiveDOUBLELeadTrai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Z13:.AD13]) &gt; 0; CONCATENATE([.S13];MID([.T13]; FIND(&quot;:&quot;; [.T13])+1; 99);[.Q$5];[.R$5];[.U13];[.W13];[.X1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integer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14:.N14]) &gt; 0; CONCATENATE([.C14];MID([.D14]; FIND(&quot;:&quot;; [.D14])+1; 99);[.A$5];[.B$5];[.E14];[.G14];[.H14]); &quot;&quot;)" office:value-type="string" office:string-value="1integerMininclusiveDOUBLE" calcext:value-type="string">
            <text:p>1integerMininclusiveDOUBL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Z14:.AD14]) &gt; 0; CONCATENATE([.S14];MID([.T14]; FIND(&quot;:&quot;; [.T14])+1; 99);[.Q$5];[.R$5];[.U14];[.W14];[.X1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formula="of:=IF(COUNTA([.J15:.N15]) &gt; 0; CONCATENATE([.C15];MID([.D15]; FIND(&quot;:&quot;; [.D15])+1; 99);[.A$5];[.B$5];[.E15];[.G15];[.H15]); &quot;&quot;)" office:value-type="string" office:string-value="1integerMininclusiveDOUBLELeadTrail" calcext:value-type="string">
            <text:p>1integerMininclusiveDOUBLELeadTrai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formula="of:=IF(COUNTA([.Z15:.AD15]) &gt; 0; CONCATENATE([.S15];MID([.T15]; FIND(&quot;:&quot;; [.T15])+1; 99);[.Q$5];[.R$5];[.U15];[.W15];[.X15]); &quot;&quot;)" office:value-type="string" office:string-value="1integerMinexclusiveDOUBLELeadTrail" calcext:value-type="string">
            <text:p>1integerMinexclusiveDOUBLE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16:.N16]) &gt; 0; CONCATENATE([.C16];MID([.D16]; FIND(&quot;:&quot;; [.D16])+1; 99);[.A$5];[.B$5];[.E16];[.G16];[.H16]); &quot;&quot;)" office:value-type="string" office:string-value="1integerMininclusiveINTEGER" calcext:value-type="string">
            <text:p>1integerMininclusiveINTEG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Z16:.AD16]) &gt; 0; CONCATENATE([.S16];MID([.T16]; FIND(&quot;:&quot;; [.T16])+1; 99);[.Q$5];[.R$5];[.U16];[.W16];[.X1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17:.N17]) &gt; 0; CONCATENATE([.C17];MID([.D17]; FIND(&quot;:&quot;; [.D17])+1; 99);[.A$5];[.B$5];[.E17];[.G17];[.H17]); &quot;&quot;)" office:value-type="string" office:string-value="1integerMininclusiveINTEGER" calcext:value-type="string">
            <text:p>1integerMininclusiveINTEG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Z17:.AD17]) &gt; 0; CONCATENATE([.S17];MID([.T17]; FIND(&quot;:&quot;; [.T17])+1; 99);[.Q$5];[.R$5];[.U17];[.W17];[.X1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18:.N18]) &gt; 0; CONCATENATE([.C18];MID([.D18]; FIND(&quot;:&quot;; [.D18])+1; 99);[.A$5];[.B$5];[.E18];[.G18];[.H18]); &quot;&quot;)" office:value-type="string" office:string-value="1integerMininclusiveINTEGER" calcext:value-type="string">
            <text:p>1integerMininclusiveINTEG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Z18:.AD18]) &gt; 0; CONCATENATE([.S18];MID([.T18]; FIND(&quot;:&quot;; [.T18])+1; 99);[.Q$5];[.R$5];[.U18];[.W18];[.X1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19:.N19]) &gt; 0; CONCATENATE([.C19];MID([.D19]; FIND(&quot;:&quot;; [.D19])+1; 99);[.A$5];[.B$5];[.E19];[.G19];[.H19]); &quot;&quot;)" office:value-type="string" office:string-value="1integerMininclusiveINTEGER" calcext:value-type="string">
            <text:p>1integerMininclusiveINTEG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Z19:.AD19]) &gt; 0; CONCATENATE([.S19];MID([.T19]; FIND(&quot;:&quot;; [.T19])+1; 99);[.Q$5];[.R$5];[.U19];[.W19];[.X1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20:.N20]) &gt; 0; CONCATENATE([.C20];MID([.D20]; FIND(&quot;:&quot;; [.D20])+1; 99);[.A$5];[.B$5];[.E20];[.G20];[.H20]); &quot;&quot;)" office:value-type="string" office:string-value="1integerMininclusiveINTEGER" calcext:value-type="string">
            <text:p>1integerMininclusiveINTEG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Z20:.AD20]) &gt; 0; CONCATENATE([.S20];MID([.T20]; FIND(&quot;:&quot;; [.T20])+1; 99);[.Q$5];[.R$5];[.U20];[.W20];[.X2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21:.N21]) &gt; 0; CONCATENATE([.C21];MID([.D21]; FIND(&quot;:&quot;; [.D21])+1; 99);[.A$5];[.B$5];[.E21];[.G21];[.H21]); &quot;&quot;)" office:value-type="string" office:string-value="1integerMininclusiveINTEGER" calcext:value-type="string">
            <text:p>1integerMininclusiveINTEG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Z21:.AD21]) &gt; 0; CONCATENATE([.S21];MID([.T21]; FIND(&quot;:&quot;; [.T21])+1; 99);[.Q$5];[.R$5];[.U21];[.W21];[.X2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22:.N22]) &gt; 0; CONCATENATE([.C22];MID([.D22]; FIND(&quot;:&quot;; [.D22])+1; 99);[.A$5];[.B$5];[.E22];[.G22];[.H22]); &quot;&quot;)" office:value-type="string" office:string-value="1integerMininclusivexsd:byte" calcext:value-type="string">
            <text:p>1integerMininclusivexsd:byt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Z22:.AD22]) &gt; 0; CONCATENATE([.S22];MID([.T22]; FIND(&quot;:&quot;; [.T22])+1; 99);[.Q$5];[.R$5];[.U22];[.W22];[.X2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integer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/>
          <table:table-cell table:formula="of:=IF(COUNTA([.J23:.N23]) &gt; 0; CONCATENATE([.C23];MID([.D23]; FIND(&quot;:&quot;; [.D23])+1; 99);[.A$5];[.B$5];[.E23];[.G23];[.H23]); &quot;&quot;)" office:value-type="string" office:string-value="1integerMininclusivexsd:integer" calcext:value-type="string">
            <text:p>1integerMininclusivexsd:integ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integer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Z23:.AD23]) &gt; 0; CONCATENATE([.S23];MID([.T23]; FIND(&quot;:&quot;; [.T23])+1; 99);[.Q$5];[.R$5];[.U23];[.W23];[.X2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24:.N24]) &gt; 0; CONCATENATE([.C24];MID([.D24]; FIND(&quot;:&quot;; [.D24])+1; 99);[.A$5];[.B$5];[.E24];[.G24];[.H24]); &quot;&quot;)" office:value-type="string" office:string-value="1integerMininclusiveroman:numeral" calcext:value-type="string">
            <text:p>1integerMininclusiveroman:numer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Z24:.AD24]) &gt; 0; CONCATENATE([.S24];MID([.T24]; FIND(&quot;:&quot;; [.T24])+1; 99);[.Q$5];[.R$5];[.U24];[.W24];[.X2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25:.N25]) &gt; 0; CONCATENATE([.C25];MID([.D25]; FIND(&quot;:&quot;; [.D25])+1; 99);[.A$5];[.B$5];[.E25];[.G25];[.H25]); &quot;&quot;)" office:value-type="string" office:string-value="1integerMininclusiveroman:numeral" calcext:value-type="string">
            <text:p>1integerMininclusiveroman:numer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Z25:.AD25]) &gt; 0; CONCATENATE([.S25];MID([.T25]; FIND(&quot;:&quot;; [.T25])+1; 99);[.Q$5];[.R$5];[.U25];[.W25];[.X25]); &quot;&quot;)">
            <text:p/>
          </table:table-cell>
        </table:table-row>
        <table:table-row table:style-name="ro1">
          <table:table-cell table:formula="of:=COUNTA([.J6:.N25])" office:value-type="float" office:value="36" calcext:value-type="float">
            <text:p>36</text:p>
          </table:table-cell>
          <table:table-cell table:number-columns-repeated="13"/>
          <table:table-cell table:style-name="Default"/>
          <table:table-cell/>
          <table:table-cell table:formula="of:=COUNTA([.Z6:.AD25])" office:value-type="float" office:value="6" calcext:value-type="float">
            <text:p>6</text:p>
          </table:table-cell>
          <table:table-cell table:number-columns-repeated="13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27:.N27]) &gt; 0; CONCATENATE([.C27];MID([.D27]; FIND(&quot;:&quot;; [.D27])+1; 99);[.A$5];[.B$5];[.E27];[.G27];[.H27]); &quot;&quot;)" office:value-type="string" office:string-value="1decimalMininclusiveINTEGER" calcext:value-type="string">
            <text:p>1decimalMininclusiveINTEG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Z27:.AD27]) &gt; 0; CONCATENATE([.S27];MID([.T27]; FIND(&quot;:&quot;; [.T27])+1; 99);[.Q$5];[.R$5];[.U27];[.W27];[.X2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decimal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28:.N28]) &gt; 0; CONCATENATE([.C28];MID([.D28]; FIND(&quot;:&quot;; [.D28])+1; 99);[.A$5];[.B$5];[.E28];[.G28];[.H28]); &quot;&quot;)" office:value-type="string" office:string-value="1decimalMininclusiveINTEGERLead" calcext:value-type="string">
            <text:p>1decimalMininclusiveINTEGERLe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decimal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formula="of:=IF(COUNTA([.Z28:.AD28]) &gt; 0; CONCATENATE([.S28];MID([.T28]; FIND(&quot;:&quot;; [.T28])+1; 99);[.Q$5];[.R$5];[.U28];[.W28];[.X28]); &quot;&quot;)" office:value-type="string" office:string-value="1decimalMinexclusiveINTEGERLead" calcext:value-type="string">
            <text:p>1decimalMinexclusiveINTEGERLead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29:.N29]) &gt; 0; CONCATENATE([.C29];MID([.D29]; FIND(&quot;:&quot;; [.D29])+1; 99);[.A$5];[.B$5];[.E29];[.G29];[.H29]); &quot;&quot;)" office:value-type="string" office:string-value="1decimalMininclusiveDECIMAL" calcext:value-type="string">
            <text:p>1decimalMininclusiveDECIM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Z29:.AD29]) &gt; 0; CONCATENATE([.S29];MID([.T29]; FIND(&quot;:&quot;; [.T29])+1; 99);[.Q$5];[.R$5];[.U29];[.W29];[.X2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30:.N30]) &gt; 0; CONCATENATE([.C30];MID([.D30]; FIND(&quot;:&quot;; [.D30])+1; 99);[.A$5];[.B$5];[.E30];[.G30];[.H30]); &quot;&quot;)" office:value-type="string" office:string-value="1decimalMininclusiveDECIMALLeadTrail" calcext:value-type="string">
            <text:p>1decimalMininclusiveDECIMALLeadTrai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Z30:.AD30]) &gt; 0; CONCATENATE([.S30];MID([.T30]; FIND(&quot;:&quot;; [.T30])+1; 99);[.Q$5];[.R$5];[.U30];[.W30];[.X3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ecimal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31:.N31]) &gt; 0; CONCATENATE([.C31];MID([.D31]; FIND(&quot;:&quot;; [.D31])+1; 99);[.A$5];[.B$5];[.E31];[.G31];[.H31]); &quot;&quot;)" office:value-type="string" office:string-value="1decimalMininclusiveDECIMAL" calcext:value-type="string">
            <text:p>1decimalMininclusiveDECIM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Z31:.AD31]) &gt; 0; CONCATENATE([.S31];MID([.T31]; FIND(&quot;:&quot;; [.T31])+1; 99);[.Q$5];[.R$5];[.U31];[.W31];[.X3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32:.N32]) &gt; 0; CONCATENATE([.C32];MID([.D32]; FIND(&quot;:&quot;; [.D32])+1; 99);[.A$5];[.B$5];[.E32];[.G32];[.H32]); &quot;&quot;)" office:value-type="string" office:string-value="1decimalMininclusiveDECIMALLeadTrail" calcext:value-type="string">
            <text:p>1decimalMininclusiveDECIMALLeadTrai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Z32:.AD32]) &gt; 0; CONCATENATE([.S32];MID([.T32]; FIND(&quot;:&quot;; [.T32])+1; 99);[.Q$5];[.R$5];[.U32];[.W32];[.X3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33:.N33]) &gt; 0; CONCATENATE([.C33];MID([.D33]; FIND(&quot;:&quot;; [.D33])+1; 99);[.A$5];[.B$5];[.E33];[.G33];[.H33]); &quot;&quot;)" office:value-type="string" office:string-value="1decimalMininclusiveDOUBLE" calcext:value-type="string">
            <text:p>1decimalMininclusiveDOUBL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Z33:.AD33]) &gt; 0; CONCATENATE([.S33];MID([.T33]; FIND(&quot;:&quot;; [.T33])+1; 99);[.Q$5];[.R$5];[.U33];[.W33];[.X3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34:.N34]) &gt; 0; CONCATENATE([.C34];MID([.D34]; FIND(&quot;:&quot;; [.D34])+1; 99);[.A$5];[.B$5];[.E34];[.G34];[.H34]); &quot;&quot;)" office:value-type="string" office:string-value="1decimalMininclusiveDOUBLELeadTrail" calcext:value-type="string">
            <text:p>1decimalMininclusiveDOUBLELeadTrai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Z34:.AD34]) &gt; 0; CONCATENATE([.S34];MID([.T34]; FIND(&quot;:&quot;; [.T34])+1; 99);[.Q$5];[.R$5];[.U34];[.W34];[.X3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ecimal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35:.N35]) &gt; 0; CONCATENATE([.C35];MID([.D35]; FIND(&quot;:&quot;; [.D35])+1; 99);[.A$5];[.B$5];[.E35];[.G35];[.H35]); &quot;&quot;)" office:value-type="string" office:string-value="1decimalMininclusiveDOUBLE" calcext:value-type="string">
            <text:p>1decimalMininclusiveDOUBL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Z35:.AD35]) &gt; 0; CONCATENATE([.S35];MID([.T35]; FIND(&quot;:&quot;; [.T35])+1; 99);[.Q$5];[.R$5];[.U35];[.W35];[.X3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36:.N36]) &gt; 0; CONCATENATE([.C36];MID([.D36]; FIND(&quot;:&quot;; [.D36])+1; 99);[.A$5];[.B$5];[.E36];[.G36];[.H36]); &quot;&quot;)" office:value-type="string" office:string-value="1decimalMininclusiveDOUBLELeadTrail" calcext:value-type="string">
            <text:p>1decimalMininclusiveDOUBLELeadTrai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formula="of:=IF(COUNTA([.Z36:.AD36]) &gt; 0; CONCATENATE([.S36];MID([.T36]; FIND(&quot;:&quot;; [.T36])+1; 99);[.Q$5];[.R$5];[.U36];[.W36];[.X36]); &quot;&quot;)" office:value-type="string" office:string-value="1decimalMinexclusiveDOUBLELeadTrail" calcext:value-type="string">
            <text:p>1decimalMinexclusiveDOUBLE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37:.N37]) &gt; 0; CONCATENATE([.C37];MID([.D37]; FIND(&quot;:&quot;; [.D37])+1; 99);[.A$5];[.B$5];[.E37];[.G37];[.H37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Z37:.AD37]) &gt; 0; CONCATENATE([.S37];MID([.T37]; FIND(&quot;:&quot;; [.T37])+1; 99);[.Q$5];[.R$5];[.U37];[.W37];[.X3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38:.N38]) &gt; 0; CONCATENATE([.C38];MID([.D38]; FIND(&quot;:&quot;; [.D38])+1; 99);[.A$5];[.B$5];[.E38];[.G38];[.H38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Z38:.AD38]) &gt; 0; CONCATENATE([.S38];MID([.T38]; FIND(&quot;:&quot;; [.T38])+1; 99);[.Q$5];[.R$5];[.U38];[.W38];[.X3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39:.N39]) &gt; 0; CONCATENATE([.C39];MID([.D39]; FIND(&quot;:&quot;; [.D39])+1; 99);[.A$5];[.B$5];[.E39];[.G39];[.H39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Z39:.AD39]) &gt; 0; CONCATENATE([.S39];MID([.T39]; FIND(&quot;:&quot;; [.T39])+1; 99);[.Q$5];[.R$5];[.U39];[.W39];[.X3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40:.N40]) &gt; 0; CONCATENATE([.C40];MID([.D40]; FIND(&quot;:&quot;; [.D40])+1; 99);[.A$5];[.B$5];[.E40];[.G40];[.H40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Z40:.AD40]) &gt; 0; CONCATENATE([.S40];MID([.T40]; FIND(&quot;:&quot;; [.T40])+1; 99);[.Q$5];[.R$5];[.U40];[.W40];[.X4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41:.N41]) &gt; 0; CONCATENATE([.C41];MID([.D41]; FIND(&quot;:&quot;; [.D41])+1; 99);[.A$5];[.B$5];[.E41];[.G41];[.H41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Z41:.AD41]) &gt; 0; CONCATENATE([.S41];MID([.T41]; FIND(&quot;:&quot;; [.T41])+1; 99);[.Q$5];[.R$5];[.U41];[.W41];[.X4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42:.N42]) &gt; 0; CONCATENATE([.C42];MID([.D42]; FIND(&quot;:&quot;; [.D42])+1; 99);[.A$5];[.B$5];[.E42];[.G42];[.H42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Z42:.AD42]) &gt; 0; CONCATENATE([.S42];MID([.T42]; FIND(&quot;:&quot;; [.T42])+1; 99);[.Q$5];[.R$5];[.U42];[.W42];[.X4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43:.N43]) &gt; 0; CONCATENATE([.C43];MID([.D43]; FIND(&quot;:&quot;; [.D43])+1; 99);[.A$5];[.B$5];[.E43];[.G43];[.H43]); &quot;&quot;)" office:value-type="string" office:string-value="1decimalMininclusivexsd:byte" calcext:value-type="string">
            <text:p>1decimalMininclusivexsd:byt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Z43:.AD43]) &gt; 0; CONCATENATE([.S43];MID([.T43]; FIND(&quot;:&quot;; [.T43])+1; 99);[.Q$5];[.R$5];[.U43];[.W43];[.X4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/>
          <table:table-cell table:formula="of:=IF(COUNTA([.J44:.N44]) &gt; 0; CONCATENATE([.C44];MID([.D44]; FIND(&quot;:&quot;; [.D44])+1; 99);[.A$5];[.B$5];[.E44];[.G44];[.H44]); &quot;&quot;)" office:value-type="string" office:string-value="1decimalMininclusivexsd:decimal" calcext:value-type="string">
            <text:p>1decimalMininclusivexsd:decim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Z44:.AD44]) &gt; 0; CONCATENATE([.S44];MID([.T44]; FIND(&quot;:&quot;; [.T44])+1; 99);[.Q$5];[.R$5];[.U44];[.W44];[.X4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45:.N45]) &gt; 0; CONCATENATE([.C45];MID([.D45]; FIND(&quot;:&quot;; [.D45])+1; 99);[.A$5];[.B$5];[.E45];[.G45];[.H45]); &quot;&quot;)" office:value-type="string" office:string-value="1decimalMininclusiveroman:numeral" calcext:value-type="string">
            <text:p>1decimalMininclusiveroman:numer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Z45:.AD45]) &gt; 0; CONCATENATE([.S45];MID([.T45]; FIND(&quot;:&quot;; [.T45])+1; 99);[.Q$5];[.R$5];[.U45];[.W45];[.X4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46:.N46]) &gt; 0; CONCATENATE([.C46];MID([.D46]; FIND(&quot;:&quot;; [.D46])+1; 99);[.A$5];[.B$5];[.E46];[.G46];[.H46]); &quot;&quot;)" office:value-type="string" office:string-value="1decimalMininclusiveroman:numeral" calcext:value-type="string">
            <text:p>1decimalMininclusiveroman:numer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Z46:.AD46]) &gt; 0; CONCATENATE([.S46];MID([.T46]; FIND(&quot;:&quot;; [.T46])+1; 99);[.Q$5];[.R$5];[.U46];[.W46];[.X46]); &quot;&quot;)">
            <text:p/>
          </table:table-cell>
        </table:table-row>
        <table:table-row table:style-name="ro1">
          <table:table-cell table:formula="of:=COUNTA([.J27:.N46])" office:value-type="float" office:value="30" calcext:value-type="float">
            <text:p>30</text:p>
          </table:table-cell>
          <table:table-cell table:number-columns-repeated="13"/>
          <table:table-cell table:style-name="Default"/>
          <table:table-cell/>
          <table:table-cell table:formula="of:=COUNTA([.Z27:.AD46])" office:value-type="float" office:value="6" calcext:value-type="float">
            <text:p>6</text:p>
          </table:table-cell>
          <table:table-cell table:number-columns-repeated="13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48:.N48]) &gt; 0; CONCATENATE([.C48];MID([.D48]; FIND(&quot;:&quot;; [.D48])+1; 99);[.A$5];[.B$5];[.E48];[.G48];[.H48]); &quot;&quot;)" office:value-type="string" office:string-value="1floatMininclusiveINTEGER" calcext:value-type="string">
            <text:p>1floatMininclusiveINTEG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Z48:.AD48]) &gt; 0; CONCATENATE([.S48];MID([.T48]; FIND(&quot;:&quot;; [.T48])+1; 99);[.Q$5];[.R$5];[.U48];[.W48];[.X4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float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49:.N49]) &gt; 0; CONCATENATE([.C49];MID([.D49]; FIND(&quot;:&quot;; [.D49])+1; 99);[.A$5];[.B$5];[.E49];[.G49];[.H49]); &quot;&quot;)" office:value-type="string" office:string-value="1floatMininclusiveINTEGERLead" calcext:value-type="string">
            <text:p>1floatMininclusiveINTEGERLe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float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formula="of:=IF(COUNTA([.Z49:.AD49]) &gt; 0; CONCATENATE([.S49];MID([.T49]; FIND(&quot;:&quot;; [.T49])+1; 99);[.Q$5];[.R$5];[.U49];[.W49];[.X49]); &quot;&quot;)" office:value-type="string" office:string-value="1floatMinexclusiveINTEGERLead" calcext:value-type="string">
            <text:p>1floatMinexclusiveINTEGERLead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50:.N50]) &gt; 0; CONCATENATE([.C50];MID([.D50]; FIND(&quot;:&quot;; [.D50])+1; 99);[.A$5];[.B$5];[.E50];[.G50];[.H50]); &quot;&quot;)" office:value-type="string" office:string-value="1floatMininclusiveDECIMAL" calcext:value-type="string">
            <text:p>1floatMininclusiveDECIM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Z50:.AD50]) &gt; 0; CONCATENATE([.S50];MID([.T50]; FIND(&quot;:&quot;; [.T50])+1; 99);[.Q$5];[.R$5];[.U50];[.W50];[.X5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51:.N51]) &gt; 0; CONCATENATE([.C51];MID([.D51]; FIND(&quot;:&quot;; [.D51])+1; 99);[.A$5];[.B$5];[.E51];[.G51];[.H51]); &quot;&quot;)" office:value-type="string" office:string-value="1floatMininclusiveDECIMALLeadTrail" calcext:value-type="string">
            <text:p>1floatMininclusiveDECIMALLeadTrai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number-columns-repeated="5"/>
          <table:table-cell table:formula="of:=IF(COUNTA([.Z51:.AD51]) &gt; 0; CONCATENATE([.S51];MID([.T51]; FIND(&quot;:&quot;; [.T51])+1; 99);[.Q$5];[.R$5];[.U51];[.W51];[.X5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float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52:.N52]) &gt; 0; CONCATENATE([.C52];MID([.D52]; FIND(&quot;:&quot;; [.D52])+1; 99);[.A$5];[.B$5];[.E52];[.G52];[.H52]); &quot;&quot;)" office:value-type="string" office:string-value="1floatMininclusiveDECIMAL" calcext:value-type="string">
            <text:p>1floatMininclusiveDECIM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Z52:.AD52]) &gt; 0; CONCATENATE([.S52];MID([.T52]; FIND(&quot;:&quot;; [.T52])+1; 99);[.Q$5];[.R$5];[.U52];[.W52];[.X5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53:.N53]) &gt; 0; CONCATENATE([.C53];MID([.D53]; FIND(&quot;:&quot;; [.D53])+1; 99);[.A$5];[.B$5];[.E53];[.G53];[.H53]); &quot;&quot;)" office:value-type="string" office:string-value="1floatMininclusiveDECIMALLeadTrail" calcext:value-type="string">
            <text:p>1floatMininclusiveDECIMALLeadTrai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number-columns-repeated="5"/>
          <table:table-cell table:formula="of:=IF(COUNTA([.Z53:.AD53]) &gt; 0; CONCATENATE([.S53];MID([.T53]; FIND(&quot;:&quot;; [.T53])+1; 99);[.Q$5];[.R$5];[.U53];[.W53];[.X5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54:.N54]) &gt; 0; CONCATENATE([.C54];MID([.D54]; FIND(&quot;:&quot;; [.D54])+1; 99);[.A$5];[.B$5];[.E54];[.G54];[.H54]); &quot;&quot;)" office:value-type="string" office:string-value="1floatMininclusiveDOUBLE" calcext:value-type="string">
            <text:p>1floatMininclusiveDOUBL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Z54:.AD54]) &gt; 0; CONCATENATE([.S54];MID([.T54]; FIND(&quot;:&quot;; [.T54])+1; 99);[.Q$5];[.R$5];[.U54];[.W54];[.X5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55:.N55]) &gt; 0; CONCATENATE([.C55];MID([.D55]; FIND(&quot;:&quot;; [.D55])+1; 99);[.A$5];[.B$5];[.E55];[.G55];[.H55]); &quot;&quot;)" office:value-type="string" office:string-value="1floatMininclusiveDOUBLELeadTrail" calcext:value-type="string">
            <text:p>1floatMininclusiveDOUBLELeadTrai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number-columns-repeated="5"/>
          <table:table-cell table:formula="of:=IF(COUNTA([.Z55:.AD55]) &gt; 0; CONCATENATE([.S55];MID([.T55]; FIND(&quot;:&quot;; [.T55])+1; 99);[.Q$5];[.R$5];[.U55];[.W55];[.X5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float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56:.N56]) &gt; 0; CONCATENATE([.C56];MID([.D56]; FIND(&quot;:&quot;; [.D56])+1; 99);[.A$5];[.B$5];[.E56];[.G56];[.H56]); &quot;&quot;)" office:value-type="string" office:string-value="1floatMininclusiveDOUBLE" calcext:value-type="string">
            <text:p>1floatMininclusiveDOUBL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Z56:.AD56]) &gt; 0; CONCATENATE([.S56];MID([.T56]; FIND(&quot;:&quot;; [.T56])+1; 99);[.Q$5];[.R$5];[.U56];[.W56];[.X5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57:.N57]) &gt; 0; CONCATENATE([.C57];MID([.D57]; FIND(&quot;:&quot;; [.D57])+1; 99);[.A$5];[.B$5];[.E57];[.G57];[.H57]); &quot;&quot;)" office:value-type="string" office:string-value="1floatMininclusiveDOUBLELeadTrail" calcext:value-type="string">
            <text:p>1floatMininclusiveDOUBLELeadTrai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formula="of:=IF(COUNTA([.Z57:.AD57]) &gt; 0; CONCATENATE([.S57];MID([.T57]; FIND(&quot;:&quot;; [.T57])+1; 99);[.Q$5];[.R$5];[.U57];[.W57];[.X57]); &quot;&quot;)" office:value-type="string" office:string-value="1floatMinexclusiveDOUBLELeadTrail" calcext:value-type="string">
            <text:p>1floatMinexclusiveDOUBLE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58:.N58]) &gt; 0; CONCATENATE([.C58];MID([.D58]; FIND(&quot;:&quot;; [.D58])+1; 99);[.A$5];[.B$5];[.E58];[.G58];[.H58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Z58:.AD58]) &gt; 0; CONCATENATE([.S58];MID([.T58]; FIND(&quot;:&quot;; [.T58])+1; 99);[.Q$5];[.R$5];[.U58];[.W58];[.X5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59:.N59]) &gt; 0; CONCATENATE([.C59];MID([.D59]; FIND(&quot;:&quot;; [.D59])+1; 99);[.A$5];[.B$5];[.E59];[.G59];[.H59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Z59:.AD59]) &gt; 0; CONCATENATE([.S59];MID([.T59]; FIND(&quot;:&quot;; [.T59])+1; 99);[.Q$5];[.R$5];[.U59];[.W59];[.X5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60:.N60]) &gt; 0; CONCATENATE([.C60];MID([.D60]; FIND(&quot;:&quot;; [.D60])+1; 99);[.A$5];[.B$5];[.E60];[.G60];[.H60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Z60:.AD60]) &gt; 0; CONCATENATE([.S60];MID([.T60]; FIND(&quot;:&quot;; [.T60])+1; 99);[.Q$5];[.R$5];[.U60];[.W60];[.X6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61:.N61]) &gt; 0; CONCATENATE([.C61];MID([.D61]; FIND(&quot;:&quot;; [.D61])+1; 99);[.A$5];[.B$5];[.E61];[.G61];[.H61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Z61:.AD61]) &gt; 0; CONCATENATE([.S61];MID([.T61]; FIND(&quot;:&quot;; [.T61])+1; 99);[.Q$5];[.R$5];[.U61];[.W61];[.X6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62:.N62]) &gt; 0; CONCATENATE([.C62];MID([.D62]; FIND(&quot;:&quot;; [.D62])+1; 99);[.A$5];[.B$5];[.E62];[.G62];[.H62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Z62:.AD62]) &gt; 0; CONCATENATE([.S62];MID([.T62]; FIND(&quot;:&quot;; [.T62])+1; 99);[.Q$5];[.R$5];[.U62];[.W62];[.X6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63:.N63]) &gt; 0; CONCATENATE([.C63];MID([.D63]; FIND(&quot;:&quot;; [.D63])+1; 99);[.A$5];[.B$5];[.E63];[.G63];[.H63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Z63:.AD63]) &gt; 0; CONCATENATE([.S63];MID([.T63]; FIND(&quot;:&quot;; [.T63])+1; 99);[.Q$5];[.R$5];[.U63];[.W63];[.X6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64:.N64]) &gt; 0; CONCATENATE([.C64];MID([.D64]; FIND(&quot;:&quot;; [.D64])+1; 99);[.A$5];[.B$5];[.E64];[.G64];[.H64]); &quot;&quot;)" office:value-type="string" office:string-value="1floatMininclusivexsd:byte" calcext:value-type="string">
            <text:p>1floatMininclusivexsd:byt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Z64:.AD64]) &gt; 0; CONCATENATE([.S64];MID([.T64]; FIND(&quot;:&quot;; [.T64])+1; 99);[.Q$5];[.R$5];[.U64];[.W64];[.X6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/>
          <table:table-cell table:formula="of:=IF(COUNTA([.J65:.N65]) &gt; 0; CONCATENATE([.C65];MID([.D65]; FIND(&quot;:&quot;; [.D65])+1; 99);[.A$5];[.B$5];[.E65];[.G65];[.H65]); &quot;&quot;)" office:value-type="string" office:string-value="1floatMininclusivexsd:float" calcext:value-type="string">
            <text:p>1floatMininclusivexsd:floa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Z65:.AD65]) &gt; 0; CONCATENATE([.S65];MID([.T65]; FIND(&quot;:&quot;; [.T65])+1; 99);[.Q$5];[.R$5];[.U65];[.W65];[.X6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66:.N66]) &gt; 0; CONCATENATE([.C66];MID([.D66]; FIND(&quot;:&quot;; [.D66])+1; 99);[.A$5];[.B$5];[.E66];[.G66];[.H66]); &quot;&quot;)" office:value-type="string" office:string-value="1floatMininclusiveroman:numeral" calcext:value-type="string">
            <text:p>1floatMininclusiveroman:numer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Z66:.AD66]) &gt; 0; CONCATENATE([.S66];MID([.T66]; FIND(&quot;:&quot;; [.T66])+1; 99);[.Q$5];[.R$5];[.U66];[.W66];[.X6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67:.N67]) &gt; 0; CONCATENATE([.C67];MID([.D67]; FIND(&quot;:&quot;; [.D67])+1; 99);[.A$5];[.B$5];[.E67];[.G67];[.H67]); &quot;&quot;)" office:value-type="string" office:string-value="1floatMininclusiveroman:numeral" calcext:value-type="string">
            <text:p>1floatMininclusiveroman:numer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Z67:.AD67]) &gt; 0; CONCATENATE([.S67];MID([.T67]; FIND(&quot;:&quot;; [.T67])+1; 99);[.Q$5];[.R$5];[.U67];[.W67];[.X67]); &quot;&quot;)">
            <text:p/>
          </table:table-cell>
        </table:table-row>
        <table:table-row table:style-name="ro1">
          <table:table-cell table:formula="of:=COUNTA([.J48:.N67])" office:value-type="float" office:value="30" calcext:value-type="float">
            <text:p>30</text:p>
          </table:table-cell>
          <table:table-cell table:number-columns-repeated="13"/>
          <table:table-cell table:style-name="Default"/>
          <table:table-cell/>
          <table:table-cell table:formula="of:=COUNTA([.Z48:.AD67])" office:value-type="float" office:value="6" calcext:value-type="float">
            <text:p>6</text:p>
          </table:table-cell>
          <table:table-cell table:number-columns-repeated="13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69:.N69]) &gt; 0; CONCATENATE([.C69];MID([.D69]; FIND(&quot;:&quot;; [.D69])+1; 99);[.A$5];[.B$5];[.E69];[.G69];[.H69]); &quot;&quot;)" office:value-type="string" office:string-value="1doubleMininclusiveINTEGER" calcext:value-type="string">
            <text:p>1doubleMininclusiveINTEG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Z69:.AD69]) &gt; 0; CONCATENATE([.S69];MID([.T69]; FIND(&quot;:&quot;; [.T69])+1; 99);[.Q$5];[.R$5];[.U69];[.W69];[.X6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doubl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70:.N70]) &gt; 0; CONCATENATE([.C70];MID([.D70]; FIND(&quot;:&quot;; [.D70])+1; 99);[.A$5];[.B$5];[.E70];[.G70];[.H70]); &quot;&quot;)" office:value-type="string" office:string-value="1doubleMininclusiveINTEGERLead" calcext:value-type="string">
            <text:p>1doubleMininclusiveINTEGERLe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double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formula="of:=IF(COUNTA([.Z70:.AD70]) &gt; 0; CONCATENATE([.S70];MID([.T70]; FIND(&quot;:&quot;; [.T70])+1; 99);[.Q$5];[.R$5];[.U70];[.W70];[.X70]); &quot;&quot;)" office:value-type="string" office:string-value="1doubleMinexclusiveINTEGERLead" calcext:value-type="string">
            <text:p>1doubleMinexclusiveINTEGERLead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71:.N71]) &gt; 0; CONCATENATE([.C71];MID([.D71]; FIND(&quot;:&quot;; [.D71])+1; 99);[.A$5];[.B$5];[.E71];[.G71];[.H71]); &quot;&quot;)" office:value-type="string" office:string-value="1doubleMininclusiveDECIMAL" calcext:value-type="string">
            <text:p>1doubleMininclusiveDECIM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Z71:.AD71]) &gt; 0; CONCATENATE([.S71];MID([.T71]; FIND(&quot;:&quot;; [.T71])+1; 99);[.Q$5];[.R$5];[.U71];[.W71];[.X7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72:.N72]) &gt; 0; CONCATENATE([.C72];MID([.D72]; FIND(&quot;:&quot;; [.D72])+1; 99);[.A$5];[.B$5];[.E72];[.G72];[.H72]); &quot;&quot;)" office:value-type="string" office:string-value="1doubleMininclusiveDECIMALLeadTrail" calcext:value-type="string">
            <text:p>1doubleMininclusiveDECIMALLeadTrai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number-columns-repeated="5"/>
          <table:table-cell table:formula="of:=IF(COUNTA([.Z72:.AD72]) &gt; 0; CONCATENATE([.S72];MID([.T72]; FIND(&quot;:&quot;; [.T72])+1; 99);[.Q$5];[.R$5];[.U72];[.W72];[.X7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ouble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73:.N73]) &gt; 0; CONCATENATE([.C73];MID([.D73]; FIND(&quot;:&quot;; [.D73])+1; 99);[.A$5];[.B$5];[.E73];[.G73];[.H73]); &quot;&quot;)" office:value-type="string" office:string-value="1doubleMininclusiveDECIMAL" calcext:value-type="string">
            <text:p>1doubleMininclusiveDECIM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Z73:.AD73]) &gt; 0; CONCATENATE([.S73];MID([.T73]; FIND(&quot;:&quot;; [.T73])+1; 99);[.Q$5];[.R$5];[.U73];[.W73];[.X7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74:.N74]) &gt; 0; CONCATENATE([.C74];MID([.D74]; FIND(&quot;:&quot;; [.D74])+1; 99);[.A$5];[.B$5];[.E74];[.G74];[.H74]); &quot;&quot;)" office:value-type="string" office:string-value="1doubleMininclusiveDECIMALLeadTrail" calcext:value-type="string">
            <text:p>1doubleMininclusiveDECIMALLeadTrai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number-columns-repeated="5"/>
          <table:table-cell table:formula="of:=IF(COUNTA([.Z74:.AD74]) &gt; 0; CONCATENATE([.S74];MID([.T74]; FIND(&quot;:&quot;; [.T74])+1; 99);[.Q$5];[.R$5];[.U74];[.W74];[.X7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75:.N75]) &gt; 0; CONCATENATE([.C75];MID([.D75]; FIND(&quot;:&quot;; [.D75])+1; 99);[.A$5];[.B$5];[.E75];[.G75];[.H75]); &quot;&quot;)" office:value-type="string" office:string-value="1doubleMininclusiveDOUBLE" calcext:value-type="string">
            <text:p>1doubleMininclusiveDOUBL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Z75:.AD75]) &gt; 0; CONCATENATE([.S75];MID([.T75]; FIND(&quot;:&quot;; [.T75])+1; 99);[.Q$5];[.R$5];[.U75];[.W75];[.X7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76:.N76]) &gt; 0; CONCATENATE([.C76];MID([.D76]; FIND(&quot;:&quot;; [.D76])+1; 99);[.A$5];[.B$5];[.E76];[.G76];[.H76]); &quot;&quot;)" office:value-type="string" office:string-value="1doubleMininclusiveDOUBLELeadTrail" calcext:value-type="string">
            <text:p>1doubleMininclusiveDOUBLELeadTrai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number-columns-repeated="5"/>
          <table:table-cell table:formula="of:=IF(COUNTA([.Z76:.AD76]) &gt; 0; CONCATENATE([.S76];MID([.T76]; FIND(&quot;:&quot;; [.T76])+1; 99);[.Q$5];[.R$5];[.U76];[.W76];[.X7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ouble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77:.N77]) &gt; 0; CONCATENATE([.C77];MID([.D77]; FIND(&quot;:&quot;; [.D77])+1; 99);[.A$5];[.B$5];[.E77];[.G77];[.H77]); &quot;&quot;)" office:value-type="string" office:string-value="1doubleMininclusiveDOUBLE" calcext:value-type="string">
            <text:p>1doubleMininclusiveDOUBL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Z77:.AD77]) &gt; 0; CONCATENATE([.S77];MID([.T77]; FIND(&quot;:&quot;; [.T77])+1; 99);[.Q$5];[.R$5];[.U77];[.W77];[.X7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78:.N78]) &gt; 0; CONCATENATE([.C78];MID([.D78]; FIND(&quot;:&quot;; [.D78])+1; 99);[.A$5];[.B$5];[.E78];[.G78];[.H78]); &quot;&quot;)" office:value-type="string" office:string-value="1doubleMininclusiveDOUBLELeadTrail" calcext:value-type="string">
            <text:p>1doubleMininclusiveDOUBLELeadTrai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formula="of:=IF(COUNTA([.Z78:.AD78]) &gt; 0; CONCATENATE([.S78];MID([.T78]; FIND(&quot;:&quot;; [.T78])+1; 99);[.Q$5];[.R$5];[.U78];[.W78];[.X78]); &quot;&quot;)" office:value-type="string" office:string-value="1doubleMinexclusiveDOUBLELeadTrail" calcext:value-type="string">
            <text:p>1doubleMinexclusiveDOUBLE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79:.N79]) &gt; 0; CONCATENATE([.C79];MID([.D79]; FIND(&quot;:&quot;; [.D79])+1; 99);[.A$5];[.B$5];[.E79];[.G79];[.H79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Z79:.AD79]) &gt; 0; CONCATENATE([.S79];MID([.T79]; FIND(&quot;:&quot;; [.T79])+1; 99);[.Q$5];[.R$5];[.U79];[.W79];[.X7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80:.N80]) &gt; 0; CONCATENATE([.C80];MID([.D80]; FIND(&quot;:&quot;; [.D80])+1; 99);[.A$5];[.B$5];[.E80];[.G80];[.H80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Z80:.AD80]) &gt; 0; CONCATENATE([.S80];MID([.T80]; FIND(&quot;:&quot;; [.T80])+1; 99);[.Q$5];[.R$5];[.U80];[.W80];[.X8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81:.N81]) &gt; 0; CONCATENATE([.C81];MID([.D81]; FIND(&quot;:&quot;; [.D81])+1; 99);[.A$5];[.B$5];[.E81];[.G81];[.H81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Z81:.AD81]) &gt; 0; CONCATENATE([.S81];MID([.T81]; FIND(&quot;:&quot;; [.T81])+1; 99);[.Q$5];[.R$5];[.U81];[.W81];[.X8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82:.N82]) &gt; 0; CONCATENATE([.C82];MID([.D82]; FIND(&quot;:&quot;; [.D82])+1; 99);[.A$5];[.B$5];[.E82];[.G82];[.H82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Z82:.AD82]) &gt; 0; CONCATENATE([.S82];MID([.T82]; FIND(&quot;:&quot;; [.T82])+1; 99);[.Q$5];[.R$5];[.U82];[.W82];[.X8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83:.N83]) &gt; 0; CONCATENATE([.C83];MID([.D83]; FIND(&quot;:&quot;; [.D83])+1; 99);[.A$5];[.B$5];[.E83];[.G83];[.H83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Z83:.AD83]) &gt; 0; CONCATENATE([.S83];MID([.T83]; FIND(&quot;:&quot;; [.T83])+1; 99);[.Q$5];[.R$5];[.U83];[.W83];[.X8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84:.N84]) &gt; 0; CONCATENATE([.C84];MID([.D84]; FIND(&quot;:&quot;; [.D84])+1; 99);[.A$5];[.B$5];[.E84];[.G84];[.H84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Z84:.AD84]) &gt; 0; CONCATENATE([.S84];MID([.T84]; FIND(&quot;:&quot;; [.T84])+1; 99);[.Q$5];[.R$5];[.U84];[.W84];[.X8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85:.N85]) &gt; 0; CONCATENATE([.C85];MID([.D85]; FIND(&quot;:&quot;; [.D85])+1; 99);[.A$5];[.B$5];[.E85];[.G85];[.H85]); &quot;&quot;)" office:value-type="string" office:string-value="1doubleMininclusivexsd:byte" calcext:value-type="string">
            <text:p>1doubleMininclusivexsd:byt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Z85:.AD85]) &gt; 0; CONCATENATE([.S85];MID([.T85]; FIND(&quot;:&quot;; [.T85])+1; 99);[.Q$5];[.R$5];[.U85];[.W85];[.X8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double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/>
          <table:table-cell table:formula="of:=IF(COUNTA([.J86:.N86]) &gt; 0; CONCATENATE([.C86];MID([.D86]; FIND(&quot;:&quot;; [.D86])+1; 99);[.A$5];[.B$5];[.E86];[.G86];[.H86]); &quot;&quot;)" office:value-type="string" office:string-value="1doubleMininclusivexsd:double" calcext:value-type="string">
            <text:p>1doubleMininclusivexsd:doubl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double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Z86:.AD86]) &gt; 0; CONCATENATE([.S86];MID([.T86]; FIND(&quot;:&quot;; [.T86])+1; 99);[.Q$5];[.R$5];[.U86];[.W86];[.X8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87:.N87]) &gt; 0; CONCATENATE([.C87];MID([.D87]; FIND(&quot;:&quot;; [.D87])+1; 99);[.A$5];[.B$5];[.E87];[.G87];[.H87]); &quot;&quot;)" office:value-type="string" office:string-value="1doubleMininclusiveroman:numeral" calcext:value-type="string">
            <text:p>1doubleMininclusiveroman:numer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Z87:.AD87]) &gt; 0; CONCATENATE([.S87];MID([.T87]; FIND(&quot;:&quot;; [.T87])+1; 99);[.Q$5];[.R$5];[.U87];[.W87];[.X8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88:.N88]) &gt; 0; CONCATENATE([.C88];MID([.D88]; FIND(&quot;:&quot;; [.D88])+1; 99);[.A$5];[.B$5];[.E88];[.G88];[.H88]); &quot;&quot;)" office:value-type="string" office:string-value="1doubleMininclusiveroman:numeral" calcext:value-type="string">
            <text:p>1doubleMininclusiveroman:numer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Z88:.AD88]) &gt; 0; CONCATENATE([.S88];MID([.T88]; FIND(&quot;:&quot;; [.T88])+1; 99);[.Q$5];[.R$5];[.U88];[.W88];[.X88]); &quot;&quot;)">
            <text:p/>
          </table:table-cell>
        </table:table-row>
        <table:table-row table:style-name="ro1">
          <table:table-cell table:formula="of:=COUNTA([.J69:.N88])" office:value-type="float" office:value="30" calcext:value-type="float">
            <text:p>30</text:p>
          </table:table-cell>
          <table:table-cell table:number-columns-repeated="13"/>
          <table:table-cell table:style-name="Default"/>
          <table:table-cell/>
          <table:table-cell table:formula="of:=COUNTA([.Z69:.AD88])" office:value-type="float" office:value="6" calcext:value-type="float">
            <text:p>6</text:p>
          </table:table-cell>
          <table:table-cell table:number-columns-repeated="13"/>
          <table:table-cell table:style-name="Default"/>
        </table:table-row>
        <table:table-row table:style-name="ro1">
          <table:table-cell table:number-columns-repeated="14"/>
          <table:table-cell table:style-name="Default"/>
          <table:table-cell table:number-columns-repeated="15"/>
          <table:table-cell table:style-name="Default"/>
        </table:table-row>
        <table:table-row table:style-name="ro1"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inclusive</text:p>
          </table:table-cell>
          <table:table-cell table:number-columns-repeated="12"/>
          <table:table-cell table:style-name="Default"/>
          <table:table-cell/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exclusive</text:p>
          </table:table-cell>
          <table:table-cell table:number-columns-repeated="12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92:.N92]) &gt; 0; CONCATENATE([.C92];MID([.D92]; FIND(&quot;:&quot;; [.D92])+1; 99);[.A$5];[.B$5];[.E92];[.G92];[.H92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Z92:.AD92]) &gt; 0; CONCATENATE([.S92];MID([.T92]; FIND(&quot;:&quot;; [.T92])+1; 99);[.Q$5];[.R$5];[.U92];[.W92];[.X9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integer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formula="of:=IF(COUNTA([.J93:.N93]) &gt; 0; CONCATENATE([.C93];MID([.D93]; FIND(&quot;:&quot;; [.D93])+1; 99);[.A$5];[.B$5];[.E93];[.G93];[.H93]); &quot;&quot;)" office:value-type="string" office:string-value="1integerMininclusiveINTEGERLead" calcext:value-type="string">
            <text:p>1integerMininclusiveINTEGERLe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integer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formula="of:=IF(COUNTA([.Z93:.AD93]) &gt; 0; CONCATENATE([.S93];MID([.T93]; FIND(&quot;:&quot;; [.T93])+1; 99);[.Q$5];[.R$5];[.U93];[.W93];[.X93]); &quot;&quot;)" office:value-type="string" office:string-value="1integerMinexclusiveINTEGERLead" calcext:value-type="string">
            <text:p>1integerMinexclusiveINTEGERLead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94:.N94]) &gt; 0; CONCATENATE([.C94];MID([.D94]; FIND(&quot;:&quot;; [.D94])+1; 99);[.A$5];[.B$5];[.E94];[.G94];[.H94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Z94:.AD94]) &gt; 0; CONCATENATE([.S94];MID([.T94]; FIND(&quot;:&quot;; [.T94])+1; 99);[.Q$5];[.R$5];[.U94];[.W94];[.X9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95:.N95]) &gt; 0; CONCATENATE([.C95];MID([.D95]; FIND(&quot;:&quot;; [.D95])+1; 99);[.A$5];[.B$5];[.E95];[.G95];[.H95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Z95:.AD95]) &gt; 0; CONCATENATE([.S95];MID([.T95]; FIND(&quot;:&quot;; [.T95])+1; 99);[.Q$5];[.R$5];[.U95];[.W95];[.X9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96:.N96]) &gt; 0; CONCATENATE([.C96];MID([.D96]; FIND(&quot;:&quot;; [.D96])+1; 99);[.A$5];[.B$5];[.E96];[.G96];[.H96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Z96:.AD96]) &gt; 0; CONCATENATE([.S96];MID([.T96]; FIND(&quot;:&quot;; [.T96])+1; 99);[.Q$5];[.R$5];[.U96];[.W96];[.X9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97:.N97]) &gt; 0; CONCATENATE([.C97];MID([.D97]; FIND(&quot;:&quot;; [.D97])+1; 99);[.A$5];[.B$5];[.E97];[.G97];[.H97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Z97:.AD97]) &gt; 0; CONCATENATE([.S97];MID([.T97]; FIND(&quot;:&quot;; [.T97])+1; 99);[.Q$5];[.R$5];[.U97];[.W97];[.X9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98:.N98]) &gt; 0; CONCATENATE([.C98];MID([.D98]; FIND(&quot;:&quot;; [.D98])+1; 99);[.A$5];[.B$5];[.E98];[.G98];[.H98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Z98:.AD98]) &gt; 0; CONCATENATE([.S98];MID([.T98]; FIND(&quot;:&quot;; [.T98])+1; 99);[.Q$5];[.R$5];[.U98];[.W98];[.X9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99:.N99]) &gt; 0; CONCATENATE([.C99];MID([.D99]; FIND(&quot;:&quot;; [.D99])+1; 99);[.A$5];[.B$5];[.E99];[.G99];[.H99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Z99:.AD99]) &gt; 0; CONCATENATE([.S99];MID([.T99]; FIND(&quot;:&quot;; [.T99])+1; 99);[.Q$5];[.R$5];[.U99];[.W99];[.X9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00:.N100]) &gt; 0; CONCATENATE([.C100];MID([.D100]; FIND(&quot;:&quot;; [.D100])+1; 99);[.A$5];[.B$5];[.E100];[.G100];[.H100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Z100:.AD100]) &gt; 0; CONCATENATE([.S100];MID([.T100]; FIND(&quot;:&quot;; [.T100])+1; 99);[.Q$5];[.R$5];[.U100];[.W100];[.X10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formula="of:=IF(COUNTA([.J101:.N101]) &gt; 0; CONCATENATE([.C101];MID([.D101]; FIND(&quot;:&quot;; [.D101])+1; 99);[.A$5];[.B$5];[.E101];[.G101];[.H101]); &quot;&quot;)" office:value-type="string" office:string-value="1integerMininclusiveDOUBLELeadTrail" calcext:value-type="string">
            <text:p>1integerMininclusiveDOUBLELeadTrai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formula="of:=IF(COUNTA([.Z101:.AD101]) &gt; 0; CONCATENATE([.S101];MID([.T101]; FIND(&quot;:&quot;; [.T101])+1; 99);[.Q$5];[.R$5];[.U101];[.W101];[.X101]); &quot;&quot;)" office:value-type="string" office:string-value="1integerMinexclusiveDOUBLELeadTrail" calcext:value-type="string">
            <text:p>1integerMinexclusiveDOUBLE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102:.N102]) &gt; 0; CONCATENATE([.C102];MID([.D102]; FIND(&quot;:&quot;; [.D102])+1; 99);[.A$5];[.B$5];[.E102];[.G102];[.H102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Z102:.AD102]) &gt; 0; CONCATENATE([.S102];MID([.T102]; FIND(&quot;:&quot;; [.T102])+1; 99);[.Q$5];[.R$5];[.U102];[.W102];[.X10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103:.N103]) &gt; 0; CONCATENATE([.C103];MID([.D103]; FIND(&quot;:&quot;; [.D103])+1; 99);[.A$5];[.B$5];[.E103];[.G103];[.H103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Z103:.AD103]) &gt; 0; CONCATENATE([.S103];MID([.T103]; FIND(&quot;:&quot;; [.T103])+1; 99);[.Q$5];[.R$5];[.U103];[.W103];[.X10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104:.N104]) &gt; 0; CONCATENATE([.C104];MID([.D104]; FIND(&quot;:&quot;; [.D104])+1; 99);[.A$5];[.B$5];[.E104];[.G104];[.H104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Z104:.AD104]) &gt; 0; CONCATENATE([.S104];MID([.T104]; FIND(&quot;:&quot;; [.T104])+1; 99);[.Q$5];[.R$5];[.U104];[.W104];[.X10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105:.N105]) &gt; 0; CONCATENATE([.C105];MID([.D105]; FIND(&quot;:&quot;; [.D105])+1; 99);[.A$5];[.B$5];[.E105];[.G105];[.H105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Z105:.AD105]) &gt; 0; CONCATENATE([.S105];MID([.T105]; FIND(&quot;:&quot;; [.T105])+1; 99);[.Q$5];[.R$5];[.U105];[.W105];[.X10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106:.N106]) &gt; 0; CONCATENATE([.C106];MID([.D106]; FIND(&quot;:&quot;; [.D106])+1; 99);[.A$5];[.B$5];[.E106];[.G106];[.H106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Z106:.AD106]) &gt; 0; CONCATENATE([.S106];MID([.T106]; FIND(&quot;:&quot;; [.T106])+1; 99);[.Q$5];[.R$5];[.U106];[.W106];[.X10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107:.N107]) &gt; 0; CONCATENATE([.C107];MID([.D107]; FIND(&quot;:&quot;; [.D107])+1; 99);[.A$5];[.B$5];[.E107];[.G107];[.H107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Z107:.AD107]) &gt; 0; CONCATENATE([.S107];MID([.T107]; FIND(&quot;:&quot;; [.T107])+1; 99);[.Q$5];[.R$5];[.U107];[.W107];[.X10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108:.N108]) &gt; 0; CONCATENATE([.C108];MID([.D108]; FIND(&quot;:&quot;; [.D108])+1; 99);[.A$5];[.B$5];[.E108];[.G108];[.H108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Z108:.AD108]) &gt; 0; CONCATENATE([.S108];MID([.T108]; FIND(&quot;:&quot;; [.T108])+1; 99);[.Q$5];[.R$5];[.U108];[.W108];[.X10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integer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09:.N109]) &gt; 0; CONCATENATE([.C109];MID([.D109]; FIND(&quot;:&quot;; [.D109])+1; 99);[.A$5];[.B$5];[.E109];[.G109];[.H109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integer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Z109:.AD109]) &gt; 0; CONCATENATE([.S109];MID([.T109]; FIND(&quot;:&quot;; [.T109])+1; 99);[.Q$5];[.R$5];[.U109];[.W109];[.X10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10:.N110]) &gt; 0; CONCATENATE([.C110];MID([.D110]; FIND(&quot;:&quot;; [.D110])+1; 99);[.A$5];[.B$5];[.E110];[.G110];[.H110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Z110:.AD110]) &gt; 0; CONCATENATE([.S110];MID([.T110]; FIND(&quot;:&quot;; [.T110])+1; 99);[.Q$5];[.R$5];[.U110];[.W110];[.X11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J111:.N111]) &gt; 0; CONCATENATE([.C111];MID([.D111]; FIND(&quot;:&quot;; [.D111])+1; 99);[.A$5];[.B$5];[.E111];[.G111];[.H111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Z111:.AD111]) &gt; 0; CONCATENATE([.S111];MID([.T111]; FIND(&quot;:&quot;; [.T111])+1; 99);[.Q$5];[.R$5];[.U111];[.W111];[.X111]); &quot;&quot;)">
            <text:p/>
          </table:table-cell>
        </table:table-row>
        <table:table-row table:style-name="ro1">
          <table:table-cell table:formula="of:=COUNTA([.J92:.N111])"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/>
          <table:table-cell table:formula="of:=COUNTA([.Z92:.AD111])" office:value-type="float" office:value="6" calcext:value-type="float">
            <text:p>6</text:p>
          </table:table-cell>
          <table:table-cell table:number-columns-repeated="13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113:.N113]) &gt; 0; CONCATENATE([.C113];MID([.D113]; FIND(&quot;:&quot;; [.D113])+1; 99);[.A$5];[.B$5];[.E113];[.G113];[.H113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Z113:.AD113]) &gt; 0; CONCATENATE([.S113];MID([.T113]; FIND(&quot;:&quot;; [.T113])+1; 99);[.Q$5];[.R$5];[.U113];[.W113];[.X11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decimal</text:p>
          </table:table-cell>
          <table:table-cell office:value-type="string" calcext:value-type="string">
            <text:p>fail</text:p>
          </table:table-cell>
          <table:table-cell table:number-columns-repeated="2"/>
          <table:table-cell table:number-columns-repeated="2" office:value-type="string" calcext:value-type="string">
            <text:p>pass</text:p>
          </table:table-cell>
          <table:table-cell table:formula="of:=IF(COUNTA([.J114:.N114]) &gt; 0; CONCATENATE([.C114];MID([.D114]; FIND(&quot;:&quot;; [.D114])+1; 99);[.A$5];[.B$5];[.E114];[.G114];[.H114]); &quot;&quot;)" office:value-type="string" office:string-value="1decimalMininclusiveINTEGERLead" calcext:value-type="string">
            <text:p>1decimalMininclusiveINTEGERLe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decimal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formula="of:=IF(COUNTA([.Z114:.AD114]) &gt; 0; CONCATENATE([.S114];MID([.T114]; FIND(&quot;:&quot;; [.T114])+1; 99);[.Q$5];[.R$5];[.U114];[.W114];[.X114]); &quot;&quot;)" office:value-type="string" office:string-value="1decimalMinexclusiveINTEGERLead" calcext:value-type="string">
            <text:p>1decimalMinexclusiveINTEGERLead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115:.N115]) &gt; 0; CONCATENATE([.C115];MID([.D115]; FIND(&quot;:&quot;; [.D115])+1; 99);[.A$5];[.B$5];[.E115];[.G115];[.H115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Z115:.AD115]) &gt; 0; CONCATENATE([.S115];MID([.T115]; FIND(&quot;:&quot;; [.T115])+1; 99);[.Q$5];[.R$5];[.U115];[.W115];[.X11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116:.N116]) &gt; 0; CONCATENATE([.C116];MID([.D116]; FIND(&quot;:&quot;; [.D116])+1; 99);[.A$5];[.B$5];[.E116];[.G116];[.H116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Z116:.AD116]) &gt; 0; CONCATENATE([.S116];MID([.T116]; FIND(&quot;:&quot;; [.T116])+1; 99);[.Q$5];[.R$5];[.U116];[.W116];[.X11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117:.N117]) &gt; 0; CONCATENATE([.C117];MID([.D117]; FIND(&quot;:&quot;; [.D117])+1; 99);[.A$5];[.B$5];[.E117];[.G117];[.H117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Z117:.AD117]) &gt; 0; CONCATENATE([.S117];MID([.T117]; FIND(&quot;:&quot;; [.T117])+1; 99);[.Q$5];[.R$5];[.U117];[.W117];[.X11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118:.N118]) &gt; 0; CONCATENATE([.C118];MID([.D118]; FIND(&quot;:&quot;; [.D118])+1; 99);[.A$5];[.B$5];[.E118];[.G118];[.H118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Z118:.AD118]) &gt; 0; CONCATENATE([.S118];MID([.T118]; FIND(&quot;:&quot;; [.T118])+1; 99);[.Q$5];[.R$5];[.U118];[.W118];[.X11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119:.N119]) &gt; 0; CONCATENATE([.C119];MID([.D119]; FIND(&quot;:&quot;; [.D119])+1; 99);[.A$5];[.B$5];[.E119];[.G119];[.H119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Z119:.AD119]) &gt; 0; CONCATENATE([.S119];MID([.T119]; FIND(&quot;:&quot;; [.T119])+1; 99);[.Q$5];[.R$5];[.U119];[.W119];[.X11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120:.N120]) &gt; 0; CONCATENATE([.C120];MID([.D120]; FIND(&quot;:&quot;; [.D120])+1; 99);[.A$5];[.B$5];[.E120];[.G120];[.H120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Z120:.AD120]) &gt; 0; CONCATENATE([.S120];MID([.T120]; FIND(&quot;:&quot;; [.T120])+1; 99);[.Q$5];[.R$5];[.U120];[.W120];[.X12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121:.N121]) &gt; 0; CONCATENATE([.C121];MID([.D121]; FIND(&quot;:&quot;; [.D121])+1; 99);[.A$5];[.B$5];[.E121];[.G121];[.H121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Z121:.AD121]) &gt; 0; CONCATENATE([.S121];MID([.T121]; FIND(&quot;:&quot;; [.T121])+1; 99);[.Q$5];[.R$5];[.U121];[.W121];[.X12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fail</text:p>
          </table:table-cell>
          <table:table-cell table:number-columns-repeated="2"/>
          <table:table-cell table:number-columns-repeated="2" office:value-type="string" calcext:value-type="string">
            <text:p>pass</text:p>
          </table:table-cell>
          <table:table-cell table:formula="of:=IF(COUNTA([.J122:.N122]) &gt; 0; CONCATENATE([.C122];MID([.D122]; FIND(&quot;:&quot;; [.D122])+1; 99);[.A$5];[.B$5];[.E122];[.G122];[.H122]); &quot;&quot;)" office:value-type="string" office:string-value="1decimalMininclusiveDOUBLELeadTrail" calcext:value-type="string">
            <text:p>1decimalMininclusiveDOUBLELeadTrai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formula="of:=IF(COUNTA([.Z122:.AD122]) &gt; 0; CONCATENATE([.S122];MID([.T122]; FIND(&quot;:&quot;; [.T122])+1; 99);[.Q$5];[.R$5];[.U122];[.W122];[.X122]); &quot;&quot;)" office:value-type="string" office:string-value="1decimalMinexclusiveDOUBLELeadTrail" calcext:value-type="string">
            <text:p>1decimalMinexclusiveDOUBLE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123:.N123]) &gt; 0; CONCATENATE([.C123];MID([.D123]; FIND(&quot;:&quot;; [.D123])+1; 99);[.A$5];[.B$5];[.E123];[.G123];[.H123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Z123:.AD123]) &gt; 0; CONCATENATE([.S123];MID([.T123]; FIND(&quot;:&quot;; [.T123])+1; 99);[.Q$5];[.R$5];[.U123];[.W123];[.X12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24:.N124]) &gt; 0; CONCATENATE([.C124];MID([.D124]; FIND(&quot;:&quot;; [.D124])+1; 99);[.A$5];[.B$5];[.E124];[.G124];[.H124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Z124:.AD124]) &gt; 0; CONCATENATE([.S124];MID([.T124]; FIND(&quot;:&quot;; [.T124])+1; 99);[.Q$5];[.R$5];[.U124];[.W124];[.X12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125:.N125]) &gt; 0; CONCATENATE([.C125];MID([.D125]; FIND(&quot;:&quot;; [.D125])+1; 99);[.A$5];[.B$5];[.E125];[.G125];[.H125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Z125:.AD125]) &gt; 0; CONCATENATE([.S125];MID([.T125]; FIND(&quot;:&quot;; [.T125])+1; 99);[.Q$5];[.R$5];[.U125];[.W125];[.X12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126:.N126]) &gt; 0; CONCATENATE([.C126];MID([.D126]; FIND(&quot;:&quot;; [.D126])+1; 99);[.A$5];[.B$5];[.E126];[.G126];[.H126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Z126:.AD126]) &gt; 0; CONCATENATE([.S126];MID([.T126]; FIND(&quot;:&quot;; [.T126])+1; 99);[.Q$5];[.R$5];[.U126];[.W126];[.X12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127:.N127]) &gt; 0; CONCATENATE([.C127];MID([.D127]; FIND(&quot;:&quot;; [.D127])+1; 99);[.A$5];[.B$5];[.E127];[.G127];[.H127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Z127:.AD127]) &gt; 0; CONCATENATE([.S127];MID([.T127]; FIND(&quot;:&quot;; [.T127])+1; 99);[.Q$5];[.R$5];[.U127];[.W127];[.X12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128:.N128]) &gt; 0; CONCATENATE([.C128];MID([.D128]; FIND(&quot;:&quot;; [.D128])+1; 99);[.A$5];[.B$5];[.E128];[.G128];[.H128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Z128:.AD128]) &gt; 0; CONCATENATE([.S128];MID([.T128]; FIND(&quot;:&quot;; [.T128])+1; 99);[.Q$5];[.R$5];[.U128];[.W128];[.X12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129:.N129]) &gt; 0; CONCATENATE([.C129];MID([.D129]; FIND(&quot;:&quot;; [.D129])+1; 99);[.A$5];[.B$5];[.E129];[.G129];[.H129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Z129:.AD129]) &gt; 0; CONCATENATE([.S129];MID([.T129]; FIND(&quot;:&quot;; [.T129])+1; 99);[.Q$5];[.R$5];[.U129];[.W129];[.X12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130:.N130]) &gt; 0; CONCATENATE([.C130];MID([.D130]; FIND(&quot;:&quot;; [.D130])+1; 99);[.A$5];[.B$5];[.E130];[.G130];[.H130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Z130:.AD130]) &gt; 0; CONCATENATE([.S130];MID([.T130]; FIND(&quot;:&quot;; [.T130])+1; 99);[.Q$5];[.R$5];[.U130];[.W130];[.X13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131:.N131]) &gt; 0; CONCATENATE([.C131];MID([.D131]; FIND(&quot;:&quot;; [.D131])+1; 99);[.A$5];[.B$5];[.E131];[.G131];[.H131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Z131:.AD131]) &gt; 0; CONCATENATE([.S131];MID([.T131]; FIND(&quot;:&quot;; [.T131])+1; 99);[.Q$5];[.R$5];[.U131];[.W131];[.X13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J132:.N132]) &gt; 0; CONCATENATE([.C132];MID([.D132]; FIND(&quot;:&quot;; [.D132])+1; 99);[.A$5];[.B$5];[.E132];[.G132];[.H132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Z132:.AD132]) &gt; 0; CONCATENATE([.S132];MID([.T132]; FIND(&quot;:&quot;; [.T132])+1; 99);[.Q$5];[.R$5];[.U132];[.W132];[.X132]); &quot;&quot;)">
            <text:p/>
          </table:table-cell>
        </table:table-row>
        <table:table-row table:style-name="ro1">
          <table:table-cell table:formula="of:=COUNTA([.J113:.N132])"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/>
          <table:table-cell table:formula="of:=COUNTA([.Z113:.AD132])" office:value-type="float" office:value="6" calcext:value-type="float">
            <text:p>6</text:p>
          </table:table-cell>
          <table:table-cell table:number-columns-repeated="13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134:.N134]) &gt; 0; CONCATENATE([.C134];MID([.D134]; FIND(&quot;:&quot;; [.D134])+1; 99);[.A$5];[.B$5];[.E134];[.G134];[.H134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Z134:.AD134]) &gt; 0; CONCATENATE([.S134];MID([.T134]; FIND(&quot;:&quot;; [.T134])+1; 99);[.Q$5];[.R$5];[.U134];[.W134];[.X13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float</text:p>
          </table:table-cell>
          <table:table-cell office:value-type="string" calcext:value-type="string">
            <text:p>fail</text:p>
          </table:table-cell>
          <table:table-cell table:number-columns-repeated="2"/>
          <table:table-cell table:number-columns-repeated="2" office:value-type="string" calcext:value-type="string">
            <text:p>pass</text:p>
          </table:table-cell>
          <table:table-cell table:formula="of:=IF(COUNTA([.J135:.N135]) &gt; 0; CONCATENATE([.C135];MID([.D135]; FIND(&quot;:&quot;; [.D135])+1; 99);[.A$5];[.B$5];[.E135];[.G135];[.H135]); &quot;&quot;)" office:value-type="string" office:string-value="1floatMininclusiveINTEGERLead" calcext:value-type="string">
            <text:p>1floatMininclusiveINTEGERLe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float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formula="of:=IF(COUNTA([.Z135:.AD135]) &gt; 0; CONCATENATE([.S135];MID([.T135]; FIND(&quot;:&quot;; [.T135])+1; 99);[.Q$5];[.R$5];[.U135];[.W135];[.X135]); &quot;&quot;)" office:value-type="string" office:string-value="1floatMinexclusiveINTEGERLead" calcext:value-type="string">
            <text:p>1floatMinexclusiveINTEGERLead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136:.N136]) &gt; 0; CONCATENATE([.C136];MID([.D136]; FIND(&quot;:&quot;; [.D136])+1; 99);[.A$5];[.B$5];[.E136];[.G136];[.H136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Z136:.AD136]) &gt; 0; CONCATENATE([.S136];MID([.T136]; FIND(&quot;:&quot;; [.T136])+1; 99);[.Q$5];[.R$5];[.U136];[.W136];[.X13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number-columns-repeated="5"/>
          <table:table-cell table:formula="of:=IF(COUNTA([.J137:.N137]) &gt; 0; CONCATENATE([.C137];MID([.D137]; FIND(&quot;:&quot;; [.D137])+1; 99);[.A$5];[.B$5];[.E137];[.G137];[.H137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number-columns-repeated="5"/>
          <table:table-cell table:formula="of:=IF(COUNTA([.Z137:.AD137]) &gt; 0; CONCATENATE([.S137];MID([.T137]; FIND(&quot;:&quot;; [.T137])+1; 99);[.Q$5];[.R$5];[.U137];[.W137];[.X13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138:.N138]) &gt; 0; CONCATENATE([.C138];MID([.D138]; FIND(&quot;:&quot;; [.D138])+1; 99);[.A$5];[.B$5];[.E138];[.G138];[.H138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Z138:.AD138]) &gt; 0; CONCATENATE([.S138];MID([.T138]; FIND(&quot;:&quot;; [.T138])+1; 99);[.Q$5];[.R$5];[.U138];[.W138];[.X13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number-columns-repeated="5"/>
          <table:table-cell table:formula="of:=IF(COUNTA([.J139:.N139]) &gt; 0; CONCATENATE([.C139];MID([.D139]; FIND(&quot;:&quot;; [.D139])+1; 99);[.A$5];[.B$5];[.E139];[.G139];[.H139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number-columns-repeated="5"/>
          <table:table-cell table:formula="of:=IF(COUNTA([.Z139:.AD139]) &gt; 0; CONCATENATE([.S139];MID([.T139]; FIND(&quot;:&quot;; [.T139])+1; 99);[.Q$5];[.R$5];[.U139];[.W139];[.X13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140:.N140]) &gt; 0; CONCATENATE([.C140];MID([.D140]; FIND(&quot;:&quot;; [.D140])+1; 99);[.A$5];[.B$5];[.E140];[.G140];[.H140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Z140:.AD140]) &gt; 0; CONCATENATE([.S140];MID([.T140]; FIND(&quot;:&quot;; [.T140])+1; 99);[.Q$5];[.R$5];[.U140];[.W140];[.X14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number-columns-repeated="5"/>
          <table:table-cell table:formula="of:=IF(COUNTA([.J141:.N141]) &gt; 0; CONCATENATE([.C141];MID([.D141]; FIND(&quot;:&quot;; [.D141])+1; 99);[.A$5];[.B$5];[.E141];[.G141];[.H141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number-columns-repeated="5"/>
          <table:table-cell table:formula="of:=IF(COUNTA([.Z141:.AD141]) &gt; 0; CONCATENATE([.S141];MID([.T141]; FIND(&quot;:&quot;; [.T141])+1; 99);[.Q$5];[.R$5];[.U141];[.W141];[.X14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142:.N142]) &gt; 0; CONCATENATE([.C142];MID([.D142]; FIND(&quot;:&quot;; [.D142])+1; 99);[.A$5];[.B$5];[.E142];[.G142];[.H142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Z142:.AD142]) &gt; 0; CONCATENATE([.S142];MID([.T142]; FIND(&quot;:&quot;; [.T142])+1; 99);[.Q$5];[.R$5];[.U142];[.W142];[.X14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fail</text:p>
          </table:table-cell>
          <table:table-cell table:number-columns-repeated="2"/>
          <table:table-cell table:number-columns-repeated="2" office:value-type="string" calcext:value-type="string">
            <text:p>pass</text:p>
          </table:table-cell>
          <table:table-cell table:formula="of:=IF(COUNTA([.J143:.N143]) &gt; 0; CONCATENATE([.C143];MID([.D143]; FIND(&quot;:&quot;; [.D143])+1; 99);[.A$5];[.B$5];[.E143];[.G143];[.H143]); &quot;&quot;)" office:value-type="string" office:string-value="1floatMininclusiveDOUBLELeadTrail" calcext:value-type="string">
            <text:p>1floatMininclusiveDOUBLELeadTrai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formula="of:=IF(COUNTA([.Z143:.AD143]) &gt; 0; CONCATENATE([.S143];MID([.T143]; FIND(&quot;:&quot;; [.T143])+1; 99);[.Q$5];[.R$5];[.U143];[.W143];[.X143]); &quot;&quot;)" office:value-type="string" office:string-value="1floatMinexclusiveDOUBLELeadTrail" calcext:value-type="string">
            <text:p>1floatMinexclusiveDOUBLE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144:.N144]) &gt; 0; CONCATENATE([.C144];MID([.D144]; FIND(&quot;:&quot;; [.D144])+1; 99);[.A$5];[.B$5];[.E144];[.G144];[.H144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Z144:.AD144]) &gt; 0; CONCATENATE([.S144];MID([.T144]; FIND(&quot;:&quot;; [.T144])+1; 99);[.Q$5];[.R$5];[.U144];[.W144];[.X14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45:.N145]) &gt; 0; CONCATENATE([.C145];MID([.D145]; FIND(&quot;:&quot;; [.D145])+1; 99);[.A$5];[.B$5];[.E145];[.G145];[.H145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Z145:.AD145]) &gt; 0; CONCATENATE([.S145];MID([.T145]; FIND(&quot;:&quot;; [.T145])+1; 99);[.Q$5];[.R$5];[.U145];[.W145];[.X14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146:.N146]) &gt; 0; CONCATENATE([.C146];MID([.D146]; FIND(&quot;:&quot;; [.D146])+1; 99);[.A$5];[.B$5];[.E146];[.G146];[.H146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Z146:.AD146]) &gt; 0; CONCATENATE([.S146];MID([.T146]; FIND(&quot;:&quot;; [.T146])+1; 99);[.Q$5];[.R$5];[.U146];[.W146];[.X14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147:.N147]) &gt; 0; CONCATENATE([.C147];MID([.D147]; FIND(&quot;:&quot;; [.D147])+1; 99);[.A$5];[.B$5];[.E147];[.G147];[.H147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Z147:.AD147]) &gt; 0; CONCATENATE([.S147];MID([.T147]; FIND(&quot;:&quot;; [.T147])+1; 99);[.Q$5];[.R$5];[.U147];[.W147];[.X14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148:.N148]) &gt; 0; CONCATENATE([.C148];MID([.D148]; FIND(&quot;:&quot;; [.D148])+1; 99);[.A$5];[.B$5];[.E148];[.G148];[.H148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Z148:.AD148]) &gt; 0; CONCATENATE([.S148];MID([.T148]; FIND(&quot;:&quot;; [.T148])+1; 99);[.Q$5];[.R$5];[.U148];[.W148];[.X14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149:.N149]) &gt; 0; CONCATENATE([.C149];MID([.D149]; FIND(&quot;:&quot;; [.D149])+1; 99);[.A$5];[.B$5];[.E149];[.G149];[.H149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Z149:.AD149]) &gt; 0; CONCATENATE([.S149];MID([.T149]; FIND(&quot;:&quot;; [.T149])+1; 99);[.Q$5];[.R$5];[.U149];[.W149];[.X14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150:.N150]) &gt; 0; CONCATENATE([.C150];MID([.D150]; FIND(&quot;:&quot;; [.D150])+1; 99);[.A$5];[.B$5];[.E150];[.G150];[.H150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Z150:.AD150]) &gt; 0; CONCATENATE([.S150];MID([.T150]; FIND(&quot;:&quot;; [.T150])+1; 99);[.Q$5];[.R$5];[.U150];[.W150];[.X15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151:.N151]) &gt; 0; CONCATENATE([.C151];MID([.D151]; FIND(&quot;:&quot;; [.D151])+1; 99);[.A$5];[.B$5];[.E151];[.G151];[.H151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Z151:.AD151]) &gt; 0; CONCATENATE([.S151];MID([.T151]; FIND(&quot;:&quot;; [.T151])+1; 99);[.Q$5];[.R$5];[.U151];[.W151];[.X15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152:.N152]) &gt; 0; CONCATENATE([.C152];MID([.D152]; FIND(&quot;:&quot;; [.D152])+1; 99);[.A$5];[.B$5];[.E152];[.G152];[.H152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Z152:.AD152]) &gt; 0; CONCATENATE([.S152];MID([.T152]; FIND(&quot;:&quot;; [.T152])+1; 99);[.Q$5];[.R$5];[.U152];[.W152];[.X15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J153:.N153]) &gt; 0; CONCATENATE([.C153];MID([.D153]; FIND(&quot;:&quot;; [.D153])+1; 99);[.A$5];[.B$5];[.E153];[.G153];[.H153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Z153:.AD153]) &gt; 0; CONCATENATE([.S153];MID([.T153]; FIND(&quot;:&quot;; [.T153])+1; 99);[.Q$5];[.R$5];[.U153];[.W153];[.X153]); &quot;&quot;)">
            <text:p/>
          </table:table-cell>
        </table:table-row>
        <table:table-row table:style-name="ro1">
          <table:table-cell table:formula="of:=COUNTA([.J134:.N153])"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/>
          <table:table-cell table:formula="of:=COUNTA([.Z134:.AD153])" office:value-type="float" office:value="6" calcext:value-type="float">
            <text:p>6</text:p>
          </table:table-cell>
          <table:table-cell table:number-columns-repeated="13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155:.N155]) &gt; 0; CONCATENATE([.C155];MID([.D155]; FIND(&quot;:&quot;; [.D155])+1; 99);[.A$5];[.B$5];[.E155];[.G155];[.H155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Z155:.AD155]) &gt; 0; CONCATENATE([.S155];MID([.T155]; FIND(&quot;:&quot;; [.T155])+1; 99);[.Q$5];[.R$5];[.U155];[.W155];[.X15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double</text:p>
          </table:table-cell>
          <table:table-cell office:value-type="string" calcext:value-type="string">
            <text:p>fail</text:p>
          </table:table-cell>
          <table:table-cell table:number-columns-repeated="2"/>
          <table:table-cell table:number-columns-repeated="2" office:value-type="string" calcext:value-type="string">
            <text:p>pass</text:p>
          </table:table-cell>
          <table:table-cell table:formula="of:=IF(COUNTA([.J156:.N156]) &gt; 0; CONCATENATE([.C156];MID([.D156]; FIND(&quot;:&quot;; [.D156])+1; 99);[.A$5];[.B$5];[.E156];[.G156];[.H156]); &quot;&quot;)" office:value-type="string" office:string-value="1doubleMininclusiveINTEGERLead" calcext:value-type="string">
            <text:p>1doubleMininclusiveINTEGERLe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double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formula="of:=IF(COUNTA([.Z156:.AD156]) &gt; 0; CONCATENATE([.S156];MID([.T156]; FIND(&quot;:&quot;; [.T156])+1; 99);[.Q$5];[.R$5];[.U156];[.W156];[.X156]); &quot;&quot;)" office:value-type="string" office:string-value="1doubleMinexclusiveINTEGERLead" calcext:value-type="string">
            <text:p>1doubleMinexclusiveINTEGERLead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157:.N157]) &gt; 0; CONCATENATE([.C157];MID([.D157]; FIND(&quot;:&quot;; [.D157])+1; 99);[.A$5];[.B$5];[.E157];[.G157];[.H157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Z157:.AD157]) &gt; 0; CONCATENATE([.S157];MID([.T157]; FIND(&quot;:&quot;; [.T157])+1; 99);[.Q$5];[.R$5];[.U157];[.W157];[.X15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158:.N158]) &gt; 0; CONCATENATE([.C158];MID([.D158]; FIND(&quot;:&quot;; [.D158])+1; 99);[.A$5];[.B$5];[.E158];[.G158];[.H158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number-columns-repeated="5"/>
          <table:table-cell table:formula="of:=IF(COUNTA([.Z158:.AD158]) &gt; 0; CONCATENATE([.S158];MID([.T158]; FIND(&quot;:&quot;; [.T158])+1; 99);[.Q$5];[.R$5];[.U158];[.W158];[.X15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159:.N159]) &gt; 0; CONCATENATE([.C159];MID([.D159]; FIND(&quot;:&quot;; [.D159])+1; 99);[.A$5];[.B$5];[.E159];[.G159];[.H159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Z159:.AD159]) &gt; 0; CONCATENATE([.S159];MID([.T159]; FIND(&quot;:&quot;; [.T159])+1; 99);[.Q$5];[.R$5];[.U159];[.W159];[.X15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160:.N160]) &gt; 0; CONCATENATE([.C160];MID([.D160]; FIND(&quot;:&quot;; [.D160])+1; 99);[.A$5];[.B$5];[.E160];[.G160];[.H160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number-columns-repeated="5"/>
          <table:table-cell table:formula="of:=IF(COUNTA([.Z160:.AD160]) &gt; 0; CONCATENATE([.S160];MID([.T160]; FIND(&quot;:&quot;; [.T160])+1; 99);[.Q$5];[.R$5];[.U160];[.W160];[.X16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161:.N161]) &gt; 0; CONCATENATE([.C161];MID([.D161]; FIND(&quot;:&quot;; [.D161])+1; 99);[.A$5];[.B$5];[.E161];[.G161];[.H161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Z161:.AD161]) &gt; 0; CONCATENATE([.S161];MID([.T161]; FIND(&quot;:&quot;; [.T161])+1; 99);[.Q$5];[.R$5];[.U161];[.W161];[.X16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162:.N162]) &gt; 0; CONCATENATE([.C162];MID([.D162]; FIND(&quot;:&quot;; [.D162])+1; 99);[.A$5];[.B$5];[.E162];[.G162];[.H162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number-columns-repeated="5"/>
          <table:table-cell table:formula="of:=IF(COUNTA([.Z162:.AD162]) &gt; 0; CONCATENATE([.S162];MID([.T162]; FIND(&quot;:&quot;; [.T162])+1; 99);[.Q$5];[.R$5];[.U162];[.W162];[.X16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163:.N163]) &gt; 0; CONCATENATE([.C163];MID([.D163]; FIND(&quot;:&quot;; [.D163])+1; 99);[.A$5];[.B$5];[.E163];[.G163];[.H163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Z163:.AD163]) &gt; 0; CONCATENATE([.S163];MID([.T163]; FIND(&quot;:&quot;; [.T163])+1; 99);[.Q$5];[.R$5];[.U163];[.W163];[.X16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fail</text:p>
          </table:table-cell>
          <table:table-cell table:number-columns-repeated="2"/>
          <table:table-cell table:number-columns-repeated="2" office:value-type="string" calcext:value-type="string">
            <text:p>pass</text:p>
          </table:table-cell>
          <table:table-cell table:formula="of:=IF(COUNTA([.J164:.N164]) &gt; 0; CONCATENATE([.C164];MID([.D164]; FIND(&quot;:&quot;; [.D164])+1; 99);[.A$5];[.B$5];[.E164];[.G164];[.H164]); &quot;&quot;)" office:value-type="string" office:string-value="1doubleMininclusiveDOUBLELeadTrail" calcext:value-type="string">
            <text:p>1doubleMininclusiveDOUBLELeadTrai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formula="of:=IF(COUNTA([.Z164:.AD164]) &gt; 0; CONCATENATE([.S164];MID([.T164]; FIND(&quot;:&quot;; [.T164])+1; 99);[.Q$5];[.R$5];[.U164];[.W164];[.X164]); &quot;&quot;)" office:value-type="string" office:string-value="1doubleMinexclusiveDOUBLELeadTrail" calcext:value-type="string">
            <text:p>1doubleMinexclusiveDOUBLE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165:.N165]) &gt; 0; CONCATENATE([.C165];MID([.D165]; FIND(&quot;:&quot;; [.D165])+1; 99);[.A$5];[.B$5];[.E165];[.G165];[.H165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Z165:.AD165]) &gt; 0; CONCATENATE([.S165];MID([.T165]; FIND(&quot;:&quot;; [.T165])+1; 99);[.Q$5];[.R$5];[.U165];[.W165];[.X16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166:.N166]) &gt; 0; CONCATENATE([.C166];MID([.D166]; FIND(&quot;:&quot;; [.D166])+1; 99);[.A$5];[.B$5];[.E166];[.G166];[.H166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Z166:.AD166]) &gt; 0; CONCATENATE([.S166];MID([.T166]; FIND(&quot;:&quot;; [.T166])+1; 99);[.Q$5];[.R$5];[.U166];[.W166];[.X16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167:.N167]) &gt; 0; CONCATENATE([.C167];MID([.D167]; FIND(&quot;:&quot;; [.D167])+1; 99);[.A$5];[.B$5];[.E167];[.G167];[.H167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Z167:.AD167]) &gt; 0; CONCATENATE([.S167];MID([.T167]; FIND(&quot;:&quot;; [.T167])+1; 99);[.Q$5];[.R$5];[.U167];[.W167];[.X16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168:.N168]) &gt; 0; CONCATENATE([.C168];MID([.D168]; FIND(&quot;:&quot;; [.D168])+1; 99);[.A$5];[.B$5];[.E168];[.G168];[.H168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Z168:.AD168]) &gt; 0; CONCATENATE([.S168];MID([.T168]; FIND(&quot;:&quot;; [.T168])+1; 99);[.Q$5];[.R$5];[.U168];[.W168];[.X16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169:.N169]) &gt; 0; CONCATENATE([.C169];MID([.D169]; FIND(&quot;:&quot;; [.D169])+1; 99);[.A$5];[.B$5];[.E169];[.G169];[.H169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Z169:.AD169]) &gt; 0; CONCATENATE([.S169];MID([.T169]; FIND(&quot;:&quot;; [.T169])+1; 99);[.Q$5];[.R$5];[.U169];[.W169];[.X16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170:.N170]) &gt; 0; CONCATENATE([.C170];MID([.D170]; FIND(&quot;:&quot;; [.D170])+1; 99);[.A$5];[.B$5];[.E170];[.G170];[.H170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Z170:.AD170]) &gt; 0; CONCATENATE([.S170];MID([.T170]; FIND(&quot;:&quot;; [.T170])+1; 99);[.Q$5];[.R$5];[.U170];[.W170];[.X17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171:.N171]) &gt; 0; CONCATENATE([.C171];MID([.D171]; FIND(&quot;:&quot;; [.D171])+1; 99);[.A$5];[.B$5];[.E171];[.G171];[.H171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Z171:.AD171]) &gt; 0; CONCATENATE([.S171];MID([.T171]; FIND(&quot;:&quot;; [.T171])+1; 99);[.Q$5];[.R$5];[.U171];[.W171];[.X17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double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172:.N172]) &gt; 0; CONCATENATE([.C172];MID([.D172]; FIND(&quot;:&quot;; [.D172])+1; 99);[.A$5];[.B$5];[.E172];[.G172];[.H172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double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Z172:.AD172]) &gt; 0; CONCATENATE([.S172];MID([.T172]; FIND(&quot;:&quot;; [.T172])+1; 99);[.Q$5];[.R$5];[.U172];[.W172];[.X17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173:.N173]) &gt; 0; CONCATENATE([.C173];MID([.D173]; FIND(&quot;:&quot;; [.D173])+1; 99);[.A$5];[.B$5];[.E173];[.G173];[.H173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Z173:.AD173]) &gt; 0; CONCATENATE([.S173];MID([.T173]; FIND(&quot;:&quot;; [.T173])+1; 99);[.Q$5];[.R$5];[.U173];[.W173];[.X17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J174:.N174]) &gt; 0; CONCATENATE([.C174];MID([.D174]; FIND(&quot;:&quot;; [.D174])+1; 99);[.A$5];[.B$5];[.E174];[.G174];[.H174]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Z174:.AD174]) &gt; 0; CONCATENATE([.S174];MID([.T174]; FIND(&quot;:&quot;; [.T174])+1; 99);[.Q$5];[.R$5];[.U174];[.W174];[.X174]); &quot;&quot;)">
            <text:p/>
          </table:table-cell>
        </table:table-row>
        <table:table-row table:style-name="ro1">
          <table:table-cell table:formula="of:=COUNTA([.J155:.N174])" office:value-type="float" office:value="6" calcext:value-type="float">
            <text:p>6</text:p>
          </table:table-cell>
          <table:table-cell table:number-columns-repeated="8"/>
          <table:table-cell table:style-name="Default" table:number-columns-repeated="6"/>
          <table:table-cell/>
          <table:table-cell table:formula="of:=COUNTA([.Z155:.AD174])" office:value-type="float" office:value="6" calcext:value-type="float">
            <text:p>6</text:p>
          </table:table-cell>
          <table:table-cell table:number-columns-repeated="8"/>
          <table:table-cell table:style-name="Default" table:number-columns-repeated="6"/>
        </table:table-row>
        <calcext:conditional-formats>
          <calcext:conditional-format calcext:target-range-address="tests.J6:tests.N174">
            <calcext:condition calcext:apply-style-name="failStyle" calcext:value="=&quot;fail&quot;" calcext:base-cell-address="tests.J6"/>
          </calcext:conditional-format>
          <calcext:conditional-format calcext:target-range-address="tests.Z6:tests.AD174">
            <calcext:condition calcext:apply-style-name="failStyle" calcext:value="=&quot;fail&quot;" calcext:base-cell-address="tests.Z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Style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00/00/0000</text:date>, <text:time style:data-style-name="N2" text:time-value="16:09:44.500831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03:43:24.697890447</meta:creation-date>
    <dc:date>2015-12-27T16:09:58.544605990</dc:date>
    <meta:editing-duration>PT10H47M37S</meta:editing-duration>
    <meta:editing-cycles>19</meta:editing-cycles>
    <meta:generator>LibreOffice/4.2.8.2$Linux_X86_64 LibreOffice_project/420m0$Build-2</meta:generator>
    <meta:document-statistic meta:table-count="1" meta:cell-count="2058" meta:object-count="0"/>
  </office:meta>
</office:document-meta>
</file>